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C0000001C55051346.png" manifest:media-type="image/png"/>
  <manifest:file-entry manifest:full-path="Pictures/100000010000001C0000001C9EED84B7.png" manifest:media-type="image/png"/>
  <manifest:file-entry manifest:full-path="Pictures/100001EE000002ED000002ED28F4D3E2.svg" manifest:media-type="image/svg+xml"/>
  <manifest:file-entry manifest:full-path="Pictures/100001E0000002ED000002EDDB5CD83A.svg" manifest:media-type="image/svg+xml"/>
  <manifest:file-entry manifest:full-path="Pictures/100000010000016F0000009356FA49EF.png" manifest:media-type="image/png"/>
  <manifest:file-entry manifest:full-path="Pictures/10004E76000025F300000F34E7B787ED.svg" manifest:media-type="image/svg+xml"/>
  <manifest:file-entry manifest:full-path="Pictures/100000010000025A000000F904120AD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solid" draw:fill-color="#d7d1cc" draw:textarea-horizontal-align="justify" draw:textarea-vertical-align="middle" draw:auto-grow-height="false" draw:fit-to-size="false" style:shrink-to-fit="false" draw:fit-to-contour="true" fo:min-height="17.225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A1_20_Poster_20_Gre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974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A1_20_Poster_20_Gre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974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A1_20_Poster_20_Grey-outline1" style:list-style-name="L3">
      <style:graphic-properties draw:stroke="none" svg:stroke-width="0cm" draw:fill="solid" draw:fill-color="#efedeb" draw:textarea-horizontal-align="justify" draw:textarea-vertical-align="top" draw:auto-grow-height="false" draw:fit-to-size="false" style:shrink-to-fit="true" fo:min-height="16.974cm" fo:padding-top="0.35cm" fo:padding-bottom="0.35cm" fo:padding-left="0.75cm" fo:padding-right="0.75cm" fo:wrap-option="wrap" loext:decorative="false"/>
      <style:paragraph-properties style:writing-mode="lr-tb"/>
    </style:style>
    <style:style style:name="pr4" style:family="presentation" style:parent-style-name="A1_20_Poster_20_Gre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974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A1_20_Poster_20_Gre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959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A1_20_Poster_20_Gre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974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A1_20_Poster_20_Grey-outline1" style:list-style-name="L3">
      <style:graphic-properties draw:stroke="none" svg:stroke-width="0cm" draw:fill="solid" draw:fill-color="#e6e3e0" draw:textarea-horizontal-align="justify" draw:textarea-vertical-align="top" draw:auto-grow-height="false" draw:fit-to-size="false" style:shrink-to-fit="false" fo:min-height="16.974cm" fo:padding-top="0.27cm" fo:padding-bottom="0.27cm" fo:padding-left="0.75cm" fo:padding-right="0.75cm" fo:wrap-option="wrap" loext:decorative="false"/>
      <style:paragraph-properties style:writing-mode="lr-tb"/>
    </style:style>
    <style:style style:name="pr8" style:family="presentation" style:parent-style-name="A1_20_Poster_20_Grey-outline1" style:list-style-name="L3">
      <style:graphic-properties draw:stroke="none" svg:stroke-width="0cm" draw:fill="solid" draw:fill-color="#efedeb" draw:textarea-horizontal-align="justify" draw:textarea-vertical-align="top" draw:auto-grow-height="false" draw:fit-to-size="false" style:shrink-to-fit="true" fo:min-height="16.974cm" fo:padding-top="0.35cm" fo:padding-bottom="0.35cm" fo:padding-left="0.75cm" fo:padding-right="0.75cm" fo:wrap-option="wrap" loext:decorative="false"/>
      <style:paragraph-properties style:writing-mode="lr-tb"/>
    </style:style>
    <style:style style:name="pr9" style:family="presentation" style:parent-style-name="A1_20_Poster_20_Grey-outline1" style:list-style-name="L3">
      <style:graphic-properties draw:stroke="none" svg:stroke-width="0cm" draw:fill="solid" draw:fill-color="#e6e3e0" draw:textarea-horizontal-align="justify" draw:textarea-vertical-align="top" draw:auto-grow-height="false" draw:fit-to-size="false" style:shrink-to-fit="false" fo:min-height="16.974cm" fo:padding-top="0.27cm" fo:padding-bottom="0.27cm" fo:padding-left="0.75cm" fo:padding-right="0.75cm" fo:wrap-option="wrap" loext:decorative="false"/>
      <style:paragraph-properties style:writing-mode="lr-tb"/>
    </style:style>
    <style:style style:name="pr10" style:family="presentation" style:parent-style-name="A1_20_Poster_20_Grey-outline1" style:list-style-name="L3">
      <style:graphic-properties draw:stroke="none" svg:stroke-width="0cm" draw:fill="solid" draw:fill-color="#efedeb" draw:textarea-horizontal-align="justify" draw:textarea-vertical-align="top" draw:auto-grow-height="false" draw:fit-to-size="false" style:shrink-to-fit="true" fo:min-height="16.974cm" fo:padding-top="0.35cm" fo:padding-bottom="0.35cm" fo:padding-left="0.75cm" fo:padding-right="0.75cm" fo:wrap-option="wrap" loext:decorative="false"/>
      <style:paragraph-properties style:writing-mode="lr-tb"/>
    </style:style>
    <style:style style:name="pr11" style:family="presentation" style:parent-style-name="A1_20_Poster_20_Grey-outline1" style:list-style-name="L3">
      <style:graphic-properties draw:stroke="none" svg:stroke-width="0cm" draw:fill="solid" draw:fill-color="#efedeb" draw:textarea-horizontal-align="justify" draw:textarea-vertical-align="top" draw:auto-grow-height="false" draw:fit-to-size="false" style:shrink-to-fit="false" fo:min-height="16.974cm" fo:padding-top="0.27cm" fo:padding-bottom="0.27cm" fo:padding-left="0.75cm" fo:padding-right="0.75cm" fo:wrap-option="wrap" loext:decorative="false"/>
      <style:paragraph-properties style:writing-mode="lr-tb"/>
    </style:style>
    <style:style style:name="pr12" style:family="presentation" style:parent-style-name="A1_20_Poster_20_Grey-outline1" style:list-style-name="L3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16.974cm" fo:padding-top="0.25cm" fo:padding-bottom="0.25cm" fo:padding-left="0.75cm" fo:padding-right="0.75cm" fo:wrap-option="wrap" loext:decorative="false"/>
      <style:paragraph-properties style:writing-mode="lr-tb"/>
    </style:style>
    <style:style style:name="pr13" style:family="presentation" style:parent-style-name="A1_20_Poster_20_Grey-outline1" style:list-style-name="L3">
      <style:graphic-properties draw:stroke="none" svg:stroke-width="0cm" draw:fill="solid" draw:fill-color="#efedeb" draw:textarea-horizontal-align="justify" draw:textarea-vertical-align="top" draw:auto-grow-height="false" draw:fit-to-size="false" style:shrink-to-fit="false" fo:min-height="16.974cm" fo:padding-top="0.35cm" fo:padding-bottom="0.35cm" fo:padding-left="0.75cm" fo:padding-right="0.75cm" fo:wrap-option="wrap" loext:decorative="false"/>
      <style:paragraph-properties style:writing-mode="lr-tb"/>
    </style:style>
    <style:style style:name="pr14" style:family="presentation" style:parent-style-name="A1_20_Poster_20_Grey-outline1" style:list-style-name="L3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16.974cm" fo:padding-top="0.25cm" fo:padding-bottom="0.25cm" fo:padding-left="0.75cm" fo:padding-right="0.75cm" fo:wrap-option="wrap" loext:decorative="false"/>
      <style:paragraph-properties style:writing-mode="lr-tb"/>
    </style:style>
    <style:style style:name="pr15" style:family="presentation" style:parent-style-name="A1_20_Poster_20_Grey-outline1" style:list-style-name="L3">
      <style:graphic-properties draw:stroke="none" svg:stroke-width="0cm" draw:fill="solid" draw:fill-color="#efedeb" draw:textarea-horizontal-align="justify" draw:textarea-vertical-align="top" draw:auto-grow-height="false" draw:fit-to-size="false" style:shrink-to-fit="false" fo:min-height="16.974cm" fo:padding-top="0.35cm" fo:padding-bottom="0.35cm" fo:padding-left="0.75cm" fo:padding-right="0.75cm" fo:wrap-option="wrap" loext:decorative="false"/>
      <style:paragraph-properties style:writing-mode="lr-tb"/>
    </style:style>
    <style:style style:name="pr16" style:family="presentation" style:parent-style-name="A1_20_Poster_20_Grey-outline1" style:list-style-name="L3">
      <style:graphic-properties draw:stroke="none" svg:stroke-width="0cm" draw:fill="solid" draw:fill-color="#e6e3e0" draw:textarea-horizontal-align="justify" draw:textarea-vertical-align="top" draw:auto-grow-height="false" draw:fit-to-size="false" style:shrink-to-fit="false" fo:min-height="16.974cm" fo:padding-top="0.27cm" fo:padding-bottom="0.27cm" fo:padding-left="0.75cm" fo:padding-right="0.75cm" fo:wrap-option="wrap" loext:decorative="false"/>
      <style:paragraph-properties style:writing-mode="lr-tb"/>
    </style:style>
    <style:style style:name="pr17" style:family="presentation" style:parent-style-name="A1_20_Poster_20_Gre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974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A1_20_Poster_20_Gre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974cm" fo:padding-top="0cm" fo:padding-bottom="0cm" fo:padding-left="0cm" fo:padding-right="0cm" fo:wrap-option="wrap" loext:decorative="false"/>
      <style:paragraph-properties style:writing-mode="lr-tb"/>
    </style:style>
    <style:style style:name="pr19" style:family="presentation" style:parent-style-name="A1_20_Poster_20_Gre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974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A1_20_Poster_20_Grey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974cm" fo:padding-top="0cm" fo:padding-bottom="0cm" fo:padding-left="0cm" fo:padding-right="0cm" fo:wrap-option="wrap" loext:decorative="false"/>
      <style:paragraph-properties style:writing-mode="lr-tb"/>
    </style:style>
    <style:style style:name="pr21" style:family="presentation" style:parent-style-name="A1_20_Poster_20_Grey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.012cm" fo:margin-bottom="0.012cm" fo:line-height="95%" fo:text-align="start" fo:text-indent="0cm" style:punctuation-wrap="hanging" loext:tab-stop-distance="0.895cm" style:font-independent-line-spacing="true">
        <style:tab-stops>
          <style:tab-stop style:position="0cm"/>
        </style:tab-stops>
      </style:paragraph-properties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 fo:hyphenate="false">
        <loext:char-complex-color loext:theme-type="accent1" loext:color-type="theme"/>
      </style:text-properties>
    </style:style>
    <style:style style:name="P2" style:family="paragraph">
      <loext:graphic-properties draw:fill="solid" draw:fill-color="#efedeb"/>
      <style:paragraph-properties fo:margin-left="0cm" fo:margin-right="0cm" fo:margin-top="0.012cm" fo:margin-bottom="0.012cm" fo:line-height="100%" fo:text-align="start" fo:text-indent="0cm" style:punctuation-wrap="hanging" loext:tab-stop-distance="0.89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.69999980926514pt" fo:letter-spacing="normal" fo:language="en" fo:country="US" fo:font-style="normal" style:text-underline-style="none" fo:font-weight="normal" fo:background-color="transparent" style:font-size-asian="6.69999980926514pt" style:font-style-asian="normal" style:font-weight-asian="normal" style:font-size-complex="6.69999980926514pt" style:font-style-complex="normal" style:font-weight-complex="normal" fo:hyphenate="false">
        <loext:char-complex-color loext:theme-type="dark1" loext:color-type="theme"/>
      </style:text-properties>
    </style:style>
    <style:style style:name="P3" style:family="paragraph">
      <loext:graphic-properties draw:fill="none"/>
      <style:paragraph-properties fo:margin-left="0cm" fo:margin-right="0cm" fo:margin-top="0.037cm" fo:margin-bottom="0.037cm" fo:line-height="100%" fo:text-align="start" fo:text-indent="0cm" style:punctuation-wrap="hanging" loext:tab-stop-distance="0.895cm" style:font-independent-line-spacing="true">
        <style:tab-stops>
          <style:tab-stop style:position="0cm"/>
        </style:tab-stops>
      </style:paragraph-properties>
      <style:text-properties fo:font-variant="normal" fo:text-transform="none" fo:color="#999490" loext:opacity="100%" style:text-outline="false" style:text-line-through-style="none" style:text-line-through-type="none" style:text-position="0% 100%" style:font-name="Arial" fo:font-size="6.30000019073486pt" fo:letter-spacing="normal" fo:language="en" fo:country="US" fo:font-style="normal" style:text-underline-style="none" fo:font-weight="normal" fo:background-color="transparent" style:font-size-asian="6.30000019073486pt" style:font-style-asian="normal" style:font-weight-asian="normal" style:font-size-complex="6.30000019073486pt" style:font-style-complex="normal" style:font-weight-complex="normal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0.895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.895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9.89999961853027pt"/>
    </style:style>
    <style:style style:name="P8" style:family="paragraph">
      <loext:graphic-properties draw:fill="solid" draw:fill-color="#e6e3e0"/>
      <style:paragraph-properties fo:margin-left="0cm" fo:margin-right="0cm" fo:margin-top="0.012cm" fo:margin-bottom="0.012cm" fo:line-height="95%" fo:text-align="start" fo:text-indent="0cm" style:punctuation-wrap="hanging" loext:tab-stop-distance="0.895cm" style:font-independent-line-spacing="true">
        <style:tab-stops>
          <style:tab-stop style:position="0cm"/>
        </style:tab-stops>
      </style:paragraph-properties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8.39999961853027pt" fo:letter-spacing="normal" fo:language="en" fo:country="US" fo:font-style="normal" style:text-underline-style="none" fo:font-weight="bold" fo:background-color="transparent" style:font-size-asian="8.39999961853027pt" style:font-style-asian="normal" style:font-weight-asian="bold" style:font-size-complex="8.39999961853027pt" style:font-style-complex="normal" style:font-weight-complex="bold" fo:hyphenate="false">
        <loext:char-complex-color loext:theme-type="accent1" loext:color-type="theme"/>
      </style:text-properties>
    </style:style>
    <style:style style:name="P9" style:family="paragraph">
      <loext:graphic-properties draw:fill="solid" draw:fill-color="#d7d1cc"/>
      <style:paragraph-properties fo:text-align="start" style:font-independent-line-spacing="true"/>
      <style:text-properties fo:font-size="24.3999996185303pt"/>
    </style:style>
    <style:style style:name="P10" style:family="paragraph">
      <loext:graphic-properties draw:fill="solid" draw:fill-color="#efedeb"/>
      <style:paragraph-properties fo:margin-left="0cm" fo:margin-right="0cm" fo:margin-top="0.012cm" fo:margin-bottom="0.012cm" fo:line-height="95%" fo:text-align="start" fo:text-indent="0cm" style:punctuation-wrap="hanging" loext:tab-stop-distance="0.895cm" style:font-independent-line-spacing="true">
        <style:tab-stops>
          <style:tab-stop style:position="0cm"/>
        </style:tab-stops>
      </style:paragraph-properties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8.39999961853027pt" fo:letter-spacing="normal" fo:language="en" fo:country="US" fo:font-style="normal" style:text-underline-style="none" fo:font-weight="bold" fo:background-color="transparent" style:font-size-asian="8.39999961853027pt" style:font-style-asian="normal" style:font-weight-asian="bold" style:font-size-complex="8.39999961853027pt" style:font-style-complex="normal" style:font-weight-complex="bold" fo:hyphenate="false">
        <loext:char-complex-color loext:theme-type="accent1" loext:color-type="theme"/>
      </style:text-properties>
    </style:style>
    <style:style style:name="P11" style:family="paragraph">
      <loext:graphic-properties draw:fill="gradient" draw:fill-gradient-name="Gradient_20_1"/>
      <style:paragraph-properties fo:margin-left="0cm" fo:margin-right="0cm" fo:margin-top="0.012cm" fo:margin-bottom="0.012cm" fo:line-height="95%" fo:text-align="start" fo:text-indent="0cm" style:punctuation-wrap="hanging" loext:tab-stop-distance="0.895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.89999961853027pt" fo:letter-spacing="normal" fo:language="en" fo:country="US" fo:font-style="normal" style:text-underline-style="none" fo:font-weight="bold" fo:background-color="transparent" style:font-size-asian="9.89999961853027pt" style:font-style-asian="normal" style:font-weight-asian="bold" style:font-size-complex="9.89999961853027pt" style:font-style-complex="normal" style:font-weight-complex="bold" fo:hyphenate="false">
        <loext:char-complex-color loext:theme-type="light1" loext:color-type="theme"/>
      </style:text-properties>
    </style:style>
    <style:style style:name="P12" style:family="paragraph">
      <loext:graphic-properties draw:fill="none"/>
      <style:paragraph-properties fo:margin-left="0cm" fo:margin-right="0cm" fo:margin-top="0.012cm" fo:margin-bottom="0.012cm" fo:line-height="95%" fo:text-align="start" fo:text-indent="0cm" style:punctuation-wrap="hanging" loext:tab-stop-distance="0.895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 fo:hyphenate="false">
        <loext:char-complex-color loext:theme-type="dark1" loext:color-type="theme"/>
      </style:text-properties>
    </style:style>
    <style:style style:name="P13" style:family="paragraph">
      <style:paragraph-properties fo:margin-left="0cm" fo:margin-right="0cm" fo:margin-top="0.012cm" fo:margin-bottom="0.012cm" fo:line-height="95%" fo:text-align="start" fo:text-indent="0cm" style:punctuation-wrap="hanging" loext:tab-stop-distance="0.895cm">
        <style:tab-stops>
          <style:tab-stop style:position="0cm"/>
        </style:tab-stops>
      </style:paragraph-properties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6.69999980926514pt" fo:letter-spacing="normal" fo:language="en" fo:country="US" fo:font-style="normal" style:text-underline-style="none" fo:font-weight="bold" fo:background-color="transparent" style:font-size-asian="6.69999980926514pt" style:font-style-asian="normal" style:font-weight-asian="bold" style:font-size-complex="6.69999980926514pt" style:font-style-complex="normal" style:font-weight-complex="bold" fo:hyphenate="false">
        <loext:char-complex-color loext:theme-type="accent1" loext:color-type="theme"/>
      </style:text-properties>
    </style:style>
    <style:style style:name="P14" style:family="paragraph">
      <loext:graphic-properties draw:fill="none"/>
      <style:paragraph-properties fo:margin-left="0cm" fo:margin-right="0cm" fo:margin-top="0.012cm" fo:margin-bottom="0.012cm" fo:line-height="95%" fo:text-align="start" fo:text-indent="0cm" style:punctuation-wrap="hanging" loext:tab-stop-distance="0.895cm" style:font-independent-line-spacing="true">
        <style:tab-stops>
          <style:tab-stop style:position="0cm"/>
        </style:tab-stops>
      </style:paragraph-properties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6.69999980926514pt" fo:letter-spacing="normal" fo:language="en" fo:country="US" fo:font-style="normal" style:text-underline-style="none" fo:font-weight="bold" fo:background-color="transparent" style:font-size-asian="6.69999980926514pt" style:font-style-asian="normal" style:font-weight-asian="bold" style:font-size-complex="6.69999980926514pt" style:font-style-complex="normal" style:font-weight-complex="bold" fo:hyphenate="false">
        <loext:char-complex-color loext:theme-type="accent1" loext:color-type="theme"/>
      </style:text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loext:tab-stop-distance="3.441cm" style:writing-mode="lr-tb">
        <style:tab-stops/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441cm" style:font-independent-line-spacing="true">
        <style:tab-stops/>
      </style:paragraph-properties>
      <style:text-properties fo:font-size="24.3999996185303pt"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6.888cm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6.888cm" style:font-independent-line-spacing="true">
        <style:tab-stops/>
      </style:paragraph-properties>
      <style:text-properties fo:font-size="48.7999992370606pt" fo:hyphenate="false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28pt" fo:letter-spacing="normal" fo:language="en" fo:country="AU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14pt" fo:letter-spacing="normal" fo:language="en" fo:country="A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6.69999980926514pt" fo:letter-spacing="normal" fo:language="en" fo:country="AU" fo:font-style="normal" style:text-underline-style="none" fo:font-weight="bold" fo:background-color="transparent" style:font-size-asian="6.69999980926514pt" style:font-style-asian="normal" style:font-weight-asian="bold" style:font-size-complex="6.69999980926514pt" style:font-style-complex="normal" style:font-weight-complex="bold">
        <loext:char-complex-color loext:theme-type="accent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.5pt" fo:letter-spacing="normal" fo:language="en" fo:country="AU" fo:font-style="normal" style:text-underline-style="none" fo:font-weight="normal" fo:background-color="transparent" style:font-size-asian="4.5pt" style:font-style-asian="normal" style:font-weight-asian="normal" style:font-size-complex="4.5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5124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51247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of Your Project" draw:style-name="dp1" draw:master-page-name="A1_20_Poster_20_Grey" xml:id="id1" draw:id="id1">
        <draw:frame draw:name="Text Placeholder 20" presentation:style-name="pr1" draw:text-style-name="P1" draw:layer="layout" svg:width="12.756cm" svg:height="1.363cm" svg:x="14.626cm" svg:y="25.405cm" presentation:class="outline" presentation:placeholder="true" presentation:user-transformed="true">
          <draw:text-box/>
        </draw:frame>
        <draw:frame draw:name="Text Placeholder 18" presentation:style-name="pr2" draw:text-style-name="P1" draw:layer="layout" svg:width="12.57cm" svg:height="1.53cm" svg:x="1.2cm" svg:y="15.957cm" presentation:class="outline" presentation:placeholder="true" presentation:user-transformed="true">
          <draw:text-box/>
        </draw:frame>
        <draw:frame draw:name="Content Placeholder 2" presentation:style-name="pr3" draw:text-style-name="P2" draw:layer="layout" svg:width="12.572cm" svg:height="7.779cm" svg:x="1.199cm" svg:y="19.007cm" presentation:class="outline" presentation:placeholder="true" presentation:user-transformed="true">
          <draw:text-box/>
        </draw:frame>
        <draw:frame draw:name="Text Placeholder 3" presentation:style-name="pr4" draw:text-style-name="P3" draw:layer="layout" svg:width="39.594cm" svg:height="0.448cm" svg:x="1.136cm" svg:y="2.882cm" presentation:class="outline" presentation:placeholder="true" presentation:user-transformed="true">
          <draw:text-box/>
        </draw:frame>
        <draw:frame draw:name="Title 1" presentation:style-name="pr5" draw:text-style-name="P5" draw:layer="layout" svg:width="39.594cm" svg:height="1.196cm" svg:x="1.199cm" svg:y="0.529cm" presentation:class="title" presentation:user-transformed="true">
          <draw:text-box>
            <text:p text:style-name="P4"><text:span text:style-name="T1">An Automated Triple Modular Redundancy EDA Flow for Yosys</text:span></text:p>
          </draw:text-box>
        </draw:frame>
        <draw:frame draw:name="Text Placeholder 4" presentation:style-name="pr6" draw:text-style-name="P7" draw:layer="layout" svg:width="39.594cm" svg:height="0.768cm" svg:x="1.199cm" svg:y="1.83cm" presentation:class="outline" presentation:user-transformed="true">
          <draw:text-box>
            <text:p text:style-name="P6"><text:span text:style-name="T2">Matt Young – Supervised by Assoc. Prof. </text:span><text:span text:style-name="T2">John Williams</text:span></text:p>
          </draw:text-box>
        </draw:frame>
        <draw:frame draw:name="Text Placeholder 5" presentation:style-name="pr7" draw:text-style-name="P8" draw:layer="layout" svg:width="12.57cm" svg:height="1.113cm" svg:x="1.2cm" svg:y="17.894cm" presentation:class="outline" presentation:placeholder="true" presentation:user-transformed="true">
          <draw:text-box/>
        </draw:frame>
        <draw:frame draw:name="Picture Placeholder 6" draw:style-name="gr1" draw:text-style-name="P9" draw:layer="layout" svg:width="26.167cm" svg:height="8.364cm" svg:x="14.626cm" svg:y="3.971cm" presentation:class="graphic" presentation:placeholder="true" presentation:user-transformed="true"/>
        <draw:frame draw:name="Content Placeholder 7" presentation:style-name="pr8" draw:text-style-name="P2" draw:layer="layout" svg:width="12.572cm" svg:height="5.208cm" svg:x="1.199cm" svg:y="5.12cm" presentation:class="outline" presentation:placeholder="true" presentation:user-transformed="true">
          <draw:text-box/>
        </draw:frame>
        <draw:frame draw:name="Text Placeholder 8" presentation:style-name="pr9" draw:text-style-name="P8" draw:layer="layout" svg:width="12.57cm" svg:height="1.113cm" svg:x="1.2cm" svg:y="4.006cm" presentation:class="outline" presentation:placeholder="true" presentation:user-transformed="true">
          <draw:text-box/>
        </draw:frame>
        <draw:frame draw:name="Content Placeholder 9" presentation:style-name="pr10" draw:text-style-name="P2" draw:layer="layout" svg:width="12.758cm" svg:height="2.317cm" svg:x="14.626cm" svg:y="15.957cm" presentation:class="outline" presentation:placeholder="true" presentation:user-transformed="true">
          <draw:text-box/>
        </draw:frame>
        <draw:frame draw:name="Text Placeholder 10" presentation:style-name="pr11" draw:text-style-name="P10" draw:layer="layout" svg:width="12.758cm" svg:height="1.113cm" svg:x="14.626cm" svg:y="13.85cm" presentation:class="outline" presentation:placeholder="true" presentation:user-transformed="true">
          <draw:text-box/>
        </draw:frame>
        <draw:frame draw:name="Text Placeholder 11" presentation:style-name="pr12" draw:text-style-name="P11" draw:layer="layout" svg:width="12.758cm" svg:height="1.125cm" svg:x="14.626cm" svg:y="14.822cm" presentation:class="outline" presentation:placeholder="true" presentation:user-transformed="true">
          <draw:text-box/>
        </draw:frame>
        <draw:frame draw:name="Content Placeholder 12" presentation:style-name="pr13" draw:text-style-name="P2" draw:layer="layout" svg:width="12.558cm" svg:height="4.689cm" svg:x="28.239cm" svg:y="14.963cm" presentation:class="outline" presentation:placeholder="true" presentation:user-transformed="true">
          <draw:text-box/>
        </draw:frame>
        <draw:frame draw:name="Text Placeholder 13" presentation:style-name="pr14" draw:text-style-name="P11" draw:layer="layout" svg:width="12.558cm" svg:height="1.125cm" svg:x="28.239cm" svg:y="13.85cm" presentation:class="outline" presentation:placeholder="true" presentation:user-transformed="true">
          <draw:text-box/>
        </draw:frame>
        <draw:frame draw:name="Picture Placeholder 14" draw:style-name="gr1" draw:text-style-name="P9" draw:layer="layout" svg:width="12.572cm" svg:height="4.908cm" svg:x="1.199cm" svg:y="10.829cm" presentation:class="graphic" presentation:placeholder="true" presentation:user-transformed="true"/>
        <draw:frame draw:name="Picture Placeholder 15" draw:style-name="gr1" draw:text-style-name="P9" draw:layer="layout" svg:width="12.758cm" svg:height="6.335cm" svg:x="14.626cm" svg:y="18.827cm" presentation:class="graphic" presentation:placeholder="true" presentation:user-transformed="true"/>
        <draw:frame draw:name="Content Placeholder 16" presentation:style-name="pr15" draw:text-style-name="P2" draw:layer="layout" svg:width="12.558cm" svg:height="5.963cm" svg:x="28.239cm" svg:y="20.823cm" presentation:class="outline" presentation:placeholder="true" presentation:user-transformed="true">
          <draw:text-box/>
        </draw:frame>
        <draw:frame draw:name="Text Placeholder 17" presentation:style-name="pr16" draw:text-style-name="P8" draw:layer="layout" svg:width="12.558cm" svg:height="1.113cm" svg:x="28.239cm" svg:y="20.286cm" presentation:class="outline" presentation:placeholder="true" presentation:user-transformed="true">
          <draw:text-box/>
        </draw:frame>
        <draw:frame draw:name="Text Placeholder 19" presentation:style-name="pr17" draw:text-style-name="P1" draw:layer="layout" svg:width="26.167cm" svg:height="1.113cm" svg:x="14.626cm" svg:y="12.542cm" presentation:class="outline" presentation:placeholder="true" presentation:user-transformed="true">
          <draw:text-box/>
        </draw:frame>
        <draw:frame draw:name="Text Placeholder 21" presentation:style-name="pr18" draw:text-style-name="P12" draw:layer="layout" svg:width="12.759cm" svg:height="1.102cm" svg:x="14.626cm" svg:y="27.584cm" presentation:class="outline" presentation:placeholder="true" presentation:user-transformed="true">
          <draw:text-box/>
        </draw:frame>
        <draw:frame draw:name="Text Placeholder 22" presentation:style-name="pr19" draw:text-style-name="P14" draw:layer="layout" svg:width="6.255cm" svg:height="0.271cm" svg:x="1.72cm" svg:y="27.278cm" presentation:class="outline" presentation:user-transformed="true">
          <draw:text-box>
            <text:list text:style-name="L3">
              <text:list-item>
                <text:p text:style-name="P13">m.young2@student.uq.edu.au</text:p>
              </text:list-item>
            </text:list>
          </draw:text-box>
        </draw:frame>
        <draw:custom-shape draw:name="TextBox 62" draw:style-name="gr2" draw:text-style-name="P16" draw:layer="layout" svg:width="12.222cm" svg:height="0.597cm" svg:x="1.221cm" svg:y="28.305cm">
          <text:p text:style-name="P15"><text:span text:style-name="T3">School of Electrical Engineering and Computer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" draw:text-style-name="P16" draw:layer="layout" svg:width="2.257cm" svg:height="0.285cm" svg:x="14.626cm" svg:y="27.237cm">
          <text:p text:style-name="P15"><text:span text:style-name="T4">Acknowledg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5" draw:style-name="gr4" draw:text-style-name="P17" draw:layer="layout" svg:width="0.26cm" svg:height="0.26cm" svg:x="1.221cm" svg:y="27.263cm">
          <draw:image xlink:href="Pictures/100001EE000002ED000002ED28F4D3E2.svg" xlink:type="simple" xlink:show="embed" xlink:actuate="onLoad" draw:mime-type="image/svg+xml">
            <text:p/>
          </draw:image>
          <draw:image xlink:href="Pictures/100000010000001C0000001C9EED84B7.png" xlink:type="simple" xlink:show="embed" xlink:actuate="onLoad" draw:mime-type="image/png"/>
        </draw:frame>
        <draw:frame draw:name="Graphic 68" draw:style-name="gr4" draw:text-style-name="P17" draw:layer="layout" svg:width="0.26cm" svg:height="0.26cm" svg:x="8.24cm" svg:y="27.24cm">
          <draw:image xlink:href="Pictures/100001E0000002ED000002EDDB5CD83A.svg" xlink:type="simple" xlink:show="embed" xlink:actuate="onLoad" draw:mime-type="image/svg+xml">
            <text:p/>
          </draw:image>
          <draw:image xlink:href="Pictures/100000010000001C0000001C55051346.png" xlink:type="simple" xlink:show="embed" xlink:actuate="onLoad" draw:mime-type="image/png"/>
        </draw:frame>
        <draw:custom-shape draw:name="Footer Placeholder 15" draw:style-name="gr5" draw:text-style-name="P19" draw:layer="layout" svg:width="3.013cm" svg:height="0.228cm" draw:transform="rotate (1.5707963267949) translate (40.793cm 26.772cm)">
          <text:p text:style-name="P18"><text:span text:style-name="T5">CRICOS 00025B • TEQSA PRV12080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1" presentation:style-name="pr20" draw:text-style-name="P14" draw:layer="layout" svg:width="6.255cm" svg:height="0.271cm" svg:x="8.745cm" svg:y="27.229cm" presentation:class="outline" presentation:user-transformed="true">
          <draw:text-box>
            <text:list text:style-name="L3">
              <text:list-item>
                <text:p text:style-name="P13">m.young2@student.uq.edu.au</text:p>
              </text:list-item>
            </text:list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5.748cm" svg:height="11.136cm" svg:x="2.625cm" svg:y="2.257cm" draw:page-number="1" presentation:class="page"/>
          <draw:frame presentation:style-name="pr2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51247a" draw:end-color="#962a8b" draw:start-intensity="100%" draw:end-intensity="100%" draw:angle="90deg" draw:border="0%">
      <loext:gradient-stop svg:offset="0" loext:color-type="rgb" loext:color-value="#51247a"/>
      <loext:gradient-stop svg:offset="0.9" loext:color-type="rgb" loext:color-value="#7a2884"/>
      <loext:gradient-stop svg:offset="1" loext:color-type="rgb" loext:color-value="#962a8b"/>
    </draw:gradient>
    <draw:gradient draw:name="Gradient_20_2" draw:display-name="Gradient 2" draw:style="linear" draw:start-color="#51247a" draw:end-color="#962a8b" draw:start-intensity="100%" draw:end-intensity="100%" draw:angle="90deg" draw:border="0%">
      <loext:gradient-stop svg:offset="0" loext:color-type="rgb" loext:color-value="#51247a"/>
      <loext:gradient-stop svg:offset="0.85" loext:color-type="rgb" loext:color-value="#7a2884"/>
      <loext:gradient-stop svg:offset="1" loext:color-type="rgb" loext:color-value="#962a8b"/>
    </draw:gradient>
    <draw:gradient draw:name="Gradient_20_3" draw:display-name="Gradient 3" draw:style="linear" draw:start-color="#51247a" draw:end-color="#962a8b" draw:start-intensity="100%" draw:end-intensity="100%" draw:angle="270deg" draw:border="0%">
      <loext:gradient-stop svg:offset="0" loext:color-type="rgb" loext:color-value="#51247a"/>
      <loext:gradient-stop svg:offset="0.9" loext:color-type="rgb" loext:color-value="#7a2884"/>
      <loext:gradient-stop svg:offset="1" loext:color-type="rgb" loext:color-value="#962a8b"/>
    </draw:gradient>
    <draw:gradient draw:name="Gradient_20_4" draw:display-name="Gradient 4" draw:style="linear" draw:start-color="#a99fbb" draw:end-color="#8c7ea5" draw:start-intensity="100%" draw:end-intensity="100%" draw:angle="0deg" draw:border="0%">
      <loext:gradient-stop svg:offset="0" loext:color-type="rgb" loext:color-value="#a99fbb"/>
      <loext:gradient-stop svg:offset="0.5" loext:color-type="rgb" loext:color-value="#9d92af"/>
      <loext:gradient-stop svg:offset="1" loext:color-type="rgb" loext:color-value="#8c7ea5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6.699999809265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.69999980926514pt" style:font-style-asian="normal" style:font-weight-asian="normal" style:font-name-complex="FreeSans" style:font-family-complex="FreeSans" style:font-family-generic-complex="system" style:font-pitch-complex="variable" style:font-size-complex="6.699999809265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6.69999980926514pt" fo:letter-spacing="normal" fo:language="en" fo:country="US" fo:font-style="normal" style:text-underline-style="none" fo:font-weight="normal" fo:background-color="transparent" style:font-size-asian="6.69999980926514pt" style:font-style-asian="normal" style:font-weight-asian="normal" style:font-size-complex="6.6999998092651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family="Arial" fo:font-size="7.69999980926514pt" fo:letter-spacing="normal" fo:language="en" fo:country="US" fo:font-style="normal" style:text-underline-style="none" fo:font-weight="normal" fo:background-color="transparent" style:font-size-asian="7.69999980926514pt" style:font-style-asian="normal" style:font-weight-asian="normal" style:font-size-complex="7.69999980926514pt" style:font-style-complex="normal" style:font-weight-complex="normal" fo:hyphenate="false">
        <loext:char-complex-color loext:theme-type="accen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family="Arial" fo:font-size="7.69999980926514pt" fo:letter-spacing="normal" fo:language="en" fo:country="US" fo:font-style="normal" style:text-underline-style="none" fo:font-weight="bold" fo:background-color="transparent" style:font-size-asian="7.69999980926514pt" style:font-style-asian="normal" style:font-weight-asian="bold" style:font-size-complex="7.69999980926514pt" style:font-style-complex="normal" style:font-weight-complex="bold" fo:hyphenate="false">
        <loext:char-complex-color loext:theme-type="accen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3999996185303pt" style:font-style-asian="normal" style:font-weight-asian="normal" style:font-name-complex="FreeSans" style:font-family-complex="FreeSans" style:font-family-generic-complex="system" style:font-pitch-complex="variable" style:font-size-complex="24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1_20_Poster_20_Grey-background" style:display-name="A1 Poster Grey-background" style:family="presentation">
      <style:graphic-properties draw:stroke="none" draw:fill="solid" draw:fill-color="#ffffff"/>
      <style:text-properties style:letter-kerning="true"/>
    </style:style>
    <style:style style:name="A1_20_Poster_20_Grey-backgroundobjects" style:display-name="A1 Poster 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1_20_Poster_20_Grey-notes" style:display-name="A1 Poster Gre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1_20_Poster_20_Grey-outline1" style:display-name="A1 Poster Grey-outline1" style:family="presentation">
      <style:graphic-properties draw:stroke="none" draw:fill="none" draw:auto-grow-height="false" draw:fit-to-size="false" style:shrink-to-fit="true" style:writing-mode="lr-tb">
        <text:list-style style:name="A1_20_Poster_20_Grey-outline1" style:display-name="A1 Poster Gre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6.699999809265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.69999980926514pt" style:font-style-asian="normal" style:font-weight-asian="normal" style:font-name-complex="FreeSans" style:font-family-complex="FreeSans" style:font-family-generic-complex="system" style:font-pitch-complex="variable" style:font-size-complex="6.699999809265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1_20_Poster_20_Grey-outline2" style:display-name="A1 Poster Grey-outline2" style:family="presentation" style:parent-style-name="A1_20_Poster_20_Grey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6.69999980926514pt" fo:letter-spacing="normal" fo:language="en" fo:country="US" fo:font-style="normal" style:text-underline-style="none" fo:font-weight="normal" fo:background-color="transparent" style:font-size-asian="6.69999980926514pt" style:font-style-asian="normal" style:font-weight-asian="normal" style:font-size-complex="6.69999980926514pt" style:font-style-complex="normal" style:font-weight-complex="normal" fo:hyphenate="false">
        <loext:char-complex-color loext:theme-type="dark1" loext:color-type="theme"/>
      </style:text-properties>
    </style:style>
    <style:style style:name="A1_20_Poster_20_Grey-outline3" style:display-name="A1 Poster Grey-outline3" style:family="presentation" style:parent-style-name="A1_20_Poster_20_Gre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family="Arial" fo:font-size="7.69999980926514pt" fo:letter-spacing="normal" fo:language="en" fo:country="US" fo:font-style="normal" style:text-underline-style="none" fo:font-weight="normal" fo:background-color="transparent" style:font-size-asian="7.69999980926514pt" style:font-style-asian="normal" style:font-weight-asian="normal" style:font-size-complex="7.69999980926514pt" style:font-style-complex="normal" style:font-weight-complex="normal" fo:hyphenate="false">
        <loext:char-complex-color loext:theme-type="accent1" loext:color-type="theme"/>
      </style:text-properties>
    </style:style>
    <style:style style:name="A1_20_Poster_20_Grey-outline4" style:display-name="A1 Poster Grey-outline4" style:family="presentation" style:parent-style-name="A1_20_Poster_20_Gre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family="Arial" fo:font-size="7.69999980926514pt" fo:letter-spacing="normal" fo:language="en" fo:country="US" fo:font-style="normal" style:text-underline-style="none" fo:font-weight="bold" fo:background-color="transparent" style:font-size-asian="7.69999980926514pt" style:font-style-asian="normal" style:font-weight-asian="bold" style:font-size-complex="7.69999980926514pt" style:font-style-complex="normal" style:font-weight-complex="bold" fo:hyphenate="false">
        <loext:char-complex-color loext:theme-type="accent1" loext:color-type="theme"/>
      </style:text-properties>
    </style:style>
    <style:style style:name="A1_20_Poster_20_Grey-outline5" style:display-name="A1 Poster Grey-outline5" style:family="presentation" style:parent-style-name="A1_20_Poster_20_Grey-outline4">
      <style:paragraph-properties fo:margin-top="0.1cm" fo:margin-bottom="0cm"/>
      <style:text-properties fo:font-size="20pt" style:font-size-asian="20pt" style:font-size-complex="20pt"/>
    </style:style>
    <style:style style:name="A1_20_Poster_20_Grey-outline6" style:display-name="A1 Poster Grey-outline6" style:family="presentation" style:parent-style-name="A1_20_Poster_20_Grey-outline5">
      <style:paragraph-properties fo:margin-top="0.1cm" fo:margin-bottom="0cm"/>
      <style:text-properties fo:font-size="20pt" style:font-size-asian="20pt" style:font-size-complex="20pt"/>
    </style:style>
    <style:style style:name="A1_20_Poster_20_Grey-outline7" style:display-name="A1 Poster Grey-outline7" style:family="presentation" style:parent-style-name="A1_20_Poster_20_Grey-outline6">
      <style:paragraph-properties fo:margin-top="0.1cm" fo:margin-bottom="0cm"/>
      <style:text-properties fo:font-size="20pt" style:font-size-asian="20pt" style:font-size-complex="20pt"/>
    </style:style>
    <style:style style:name="A1_20_Poster_20_Grey-outline8" style:display-name="A1 Poster Grey-outline8" style:family="presentation" style:parent-style-name="A1_20_Poster_20_Grey-outline7">
      <style:paragraph-properties fo:margin-top="0.1cm" fo:margin-bottom="0cm"/>
      <style:text-properties fo:font-size="20pt" style:font-size-asian="20pt" style:font-size-complex="20pt"/>
    </style:style>
    <style:style style:name="A1_20_Poster_20_Grey-outline9" style:display-name="A1 Poster Grey-outline9" style:family="presentation" style:parent-style-name="A1_20_Poster_20_Grey-outline8">
      <style:paragraph-properties fo:margin-top="0.1cm" fo:margin-bottom="0cm"/>
      <style:text-properties fo:font-size="20pt" style:font-size-asian="20pt" style:font-size-complex="20pt"/>
    </style:style>
    <style:style style:name="A1_20_Poster_20_Grey-subtitle" style:display-name="A1 Poster Grey-subtitle" style:family="presentation">
      <style:graphic-properties draw:stroke="none" draw:fill="none" draw:textarea-vertical-align="middle">
        <text:list-style style:name="A1_20_Poster_20_Grey-subtitle" style:display-name="A1 Poster Gre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1_20_Poster_20_Grey-title" style:display-name="A1 Poster Grey-title" style:family="presentation">
      <style:graphic-properties draw:stroke="none" draw:fill="none" draw:textarea-vertical-align="middle" style:writing-mode="lr-tb">
        <text:list-style style:name="A1_20_Poster_20_Grey-title" style:display-name="A1 Poster Gre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3999996185303pt" style:font-style-asian="normal" style:font-weight-asian="normal" style:font-name-complex="FreeSans" style:font-family-complex="FreeSans" style:font-family-generic-complex="system" style:font-pitch-complex="variable" style:font-size-complex="24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1_20_Poster_20_Purple-background" style:display-name="A1 Poster Purple-background" style:family="presentation">
      <style:graphic-properties draw:stroke="none" draw:fill="solid" draw:fill-color="#ffffff"/>
      <style:text-properties style:letter-kerning="true"/>
    </style:style>
    <style:style style:name="A1_20_Poster_20_Purple-backgroundobjects" style:display-name="A1 Post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1_20_Poster_20_Purple-notes" style:display-name="A1 Poster Purp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1_20_Poster_20_Purple-outline1" style:display-name="A1 Poster Purple-outline1" style:family="presentation">
      <style:graphic-properties draw:stroke="none" draw:fill="none" draw:auto-grow-height="false" draw:fit-to-size="false" style:shrink-to-fit="true" style:writing-mode="lr-tb">
        <text:list-style style:name="A1_20_Poster_20_Purple-outline1" style:display-name="A1 Poster Purp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6.699999809265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.69999980926514pt" style:font-style-asian="normal" style:font-weight-asian="normal" style:font-name-complex="FreeSans" style:font-family-complex="FreeSans" style:font-family-generic-complex="system" style:font-pitch-complex="variable" style:font-size-complex="6.699999809265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1_20_Poster_20_Purple-outline2" style:display-name="A1 Poster Purple-outline2" style:family="presentation" style:parent-style-name="A1_20_Poster_20_Purpl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6.69999980926514pt" fo:letter-spacing="normal" fo:language="en" fo:country="US" fo:font-style="normal" style:text-underline-style="none" fo:font-weight="normal" fo:background-color="transparent" style:font-size-asian="6.69999980926514pt" style:font-style-asian="normal" style:font-weight-asian="normal" style:font-size-complex="6.69999980926514pt" style:font-style-complex="normal" style:font-weight-complex="normal" fo:hyphenate="false">
        <loext:char-complex-color loext:theme-type="dark1" loext:color-type="theme"/>
      </style:text-properties>
    </style:style>
    <style:style style:name="A1_20_Poster_20_Purple-outline3" style:display-name="A1 Poster Purple-outline3" style:family="presentation" style:parent-style-name="A1_20_Poster_20_Purpl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family="Arial" fo:font-size="7.69999980926514pt" fo:letter-spacing="normal" fo:language="en" fo:country="US" fo:font-style="normal" style:text-underline-style="none" fo:font-weight="normal" fo:background-color="transparent" style:font-size-asian="7.69999980926514pt" style:font-style-asian="normal" style:font-weight-asian="normal" style:font-size-complex="7.69999980926514pt" style:font-style-complex="normal" style:font-weight-complex="normal" fo:hyphenate="false">
        <loext:char-complex-color loext:theme-type="accent1" loext:color-type="theme"/>
      </style:text-properties>
    </style:style>
    <style:style style:name="A1_20_Poster_20_Purple-outline4" style:display-name="A1 Poster Purple-outline4" style:family="presentation" style:parent-style-name="A1_20_Poster_20_Purpl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family="Arial" fo:font-size="7.69999980926514pt" fo:letter-spacing="normal" fo:language="en" fo:country="US" fo:font-style="normal" style:text-underline-style="none" fo:font-weight="bold" fo:background-color="transparent" style:font-size-asian="7.69999980926514pt" style:font-style-asian="normal" style:font-weight-asian="bold" style:font-size-complex="7.69999980926514pt" style:font-style-complex="normal" style:font-weight-complex="bold" fo:hyphenate="false">
        <loext:char-complex-color loext:theme-type="accent1" loext:color-type="theme"/>
      </style:text-properties>
    </style:style>
    <style:style style:name="A1_20_Poster_20_Purple-outline5" style:display-name="A1 Poster Purple-outline5" style:family="presentation" style:parent-style-name="A1_20_Poster_20_Purple-outline4">
      <style:paragraph-properties fo:margin-top="0.1cm" fo:margin-bottom="0cm"/>
      <style:text-properties fo:font-size="20pt" style:font-size-asian="20pt" style:font-size-complex="20pt"/>
    </style:style>
    <style:style style:name="A1_20_Poster_20_Purple-outline6" style:display-name="A1 Poster Purple-outline6" style:family="presentation" style:parent-style-name="A1_20_Poster_20_Purple-outline5">
      <style:paragraph-properties fo:margin-top="0.1cm" fo:margin-bottom="0cm"/>
      <style:text-properties fo:font-size="20pt" style:font-size-asian="20pt" style:font-size-complex="20pt"/>
    </style:style>
    <style:style style:name="A1_20_Poster_20_Purple-outline7" style:display-name="A1 Poster Purple-outline7" style:family="presentation" style:parent-style-name="A1_20_Poster_20_Purple-outline6">
      <style:paragraph-properties fo:margin-top="0.1cm" fo:margin-bottom="0cm"/>
      <style:text-properties fo:font-size="20pt" style:font-size-asian="20pt" style:font-size-complex="20pt"/>
    </style:style>
    <style:style style:name="A1_20_Poster_20_Purple-outline8" style:display-name="A1 Poster Purple-outline8" style:family="presentation" style:parent-style-name="A1_20_Poster_20_Purple-outline7">
      <style:paragraph-properties fo:margin-top="0.1cm" fo:margin-bottom="0cm"/>
      <style:text-properties fo:font-size="20pt" style:font-size-asian="20pt" style:font-size-complex="20pt"/>
    </style:style>
    <style:style style:name="A1_20_Poster_20_Purple-outline9" style:display-name="A1 Poster Purple-outline9" style:family="presentation" style:parent-style-name="A1_20_Poster_20_Purple-outline8">
      <style:paragraph-properties fo:margin-top="0.1cm" fo:margin-bottom="0cm"/>
      <style:text-properties fo:font-size="20pt" style:font-size-asian="20pt" style:font-size-complex="20pt"/>
    </style:style>
    <style:style style:name="A1_20_Poster_20_Purple-subtitle" style:display-name="A1 Poster Purple-subtitle" style:family="presentation">
      <style:graphic-properties draw:stroke="none" draw:fill="none" draw:textarea-vertical-align="middle">
        <text:list-style style:name="A1_20_Poster_20_Purple-subtitle" style:display-name="A1 Poster Purp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1_20_Poster_20_Purple-title" style:display-name="A1 Poster Purple-title" style:family="presentation">
      <style:graphic-properties draw:stroke="none" draw:fill="none" draw:textarea-vertical-align="middle" style:writing-mode="lr-tb">
        <text:list-style style:name="A1_20_Poster_20_Purple-title" style:display-name="A1 Poster Purp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3999996185303pt" style:font-style-asian="normal" style:font-weight-asian="normal" style:font-name-complex="FreeSans" style:font-family-complex="FreeSans" style:font-family-generic-complex="system" style:font-pitch-complex="variable" style:font-size-complex="24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1_20_Poster_20_Purple_20_Header-background" style:display-name="A1 Poster Purple Header-background" style:family="presentation">
      <style:graphic-properties draw:stroke="none" draw:fill="solid" draw:fill-color="#ffffff"/>
      <style:text-properties style:letter-kerning="true"/>
    </style:style>
    <style:style style:name="A1_20_Poster_20_Purple_20_Header-backgroundobjects" style:display-name="A1 Poster Purple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1_20_Poster_20_Purple_20_Header-notes" style:display-name="A1 Poster Purple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1_20_Poster_20_Purple_20_Header-outline1" style:display-name="A1 Poster Purple Header-outline1" style:family="presentation">
      <style:graphic-properties draw:stroke="none" draw:fill="none" draw:auto-grow-height="false" draw:fit-to-size="false" style:shrink-to-fit="true" style:writing-mode="lr-tb">
        <text:list-style style:name="A1_20_Poster_20_Purple_20_Header-outline1" style:display-name="A1 Poster Purple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6.699999809265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.69999980926514pt" style:font-style-asian="normal" style:font-weight-asian="normal" style:font-name-complex="FreeSans" style:font-family-complex="FreeSans" style:font-family-generic-complex="system" style:font-pitch-complex="variable" style:font-size-complex="6.699999809265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1_20_Poster_20_Purple_20_Header-outline2" style:display-name="A1 Poster Purple Header-outline2" style:family="presentation" style:parent-style-name="A1_20_Poster_20_Purple_20_Header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6.69999980926514pt" fo:letter-spacing="normal" fo:language="en" fo:country="US" fo:font-style="normal" style:text-underline-style="none" fo:font-weight="normal" fo:background-color="transparent" style:font-size-asian="6.69999980926514pt" style:font-style-asian="normal" style:font-weight-asian="normal" style:font-size-complex="6.69999980926514pt" style:font-style-complex="normal" style:font-weight-complex="normal" fo:hyphenate="false">
        <loext:char-complex-color loext:theme-type="dark1" loext:color-type="theme"/>
      </style:text-properties>
    </style:style>
    <style:style style:name="A1_20_Poster_20_Purple_20_Header-outline3" style:display-name="A1 Poster Purple Header-outline3" style:family="presentation" style:parent-style-name="A1_20_Poster_20_Purple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family="Arial" fo:font-size="7.69999980926514pt" fo:letter-spacing="normal" fo:language="en" fo:country="US" fo:font-style="normal" style:text-underline-style="none" fo:font-weight="normal" fo:background-color="transparent" style:font-size-asian="7.69999980926514pt" style:font-style-asian="normal" style:font-weight-asian="normal" style:font-size-complex="7.69999980926514pt" style:font-style-complex="normal" style:font-weight-complex="normal" fo:hyphenate="false">
        <loext:char-complex-color loext:theme-type="accent1" loext:color-type="theme"/>
      </style:text-properties>
    </style:style>
    <style:style style:name="A1_20_Poster_20_Purple_20_Header-outline4" style:display-name="A1 Poster Purple Header-outline4" style:family="presentation" style:parent-style-name="A1_20_Poster_20_Purple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family="Arial" fo:font-size="7.69999980926514pt" fo:letter-spacing="normal" fo:language="en" fo:country="US" fo:font-style="normal" style:text-underline-style="none" fo:font-weight="bold" fo:background-color="transparent" style:font-size-asian="7.69999980926514pt" style:font-style-asian="normal" style:font-weight-asian="bold" style:font-size-complex="7.69999980926514pt" style:font-style-complex="normal" style:font-weight-complex="bold" fo:hyphenate="false">
        <loext:char-complex-color loext:theme-type="accent1" loext:color-type="theme"/>
      </style:text-properties>
    </style:style>
    <style:style style:name="A1_20_Poster_20_Purple_20_Header-outline5" style:display-name="A1 Poster Purple Header-outline5" style:family="presentation" style:parent-style-name="A1_20_Poster_20_Purple_20_Header-outline4">
      <style:paragraph-properties fo:margin-top="0.1cm" fo:margin-bottom="0cm"/>
      <style:text-properties fo:font-size="20pt" style:font-size-asian="20pt" style:font-size-complex="20pt"/>
    </style:style>
    <style:style style:name="A1_20_Poster_20_Purple_20_Header-outline6" style:display-name="A1 Poster Purple Header-outline6" style:family="presentation" style:parent-style-name="A1_20_Poster_20_Purple_20_Header-outline5">
      <style:paragraph-properties fo:margin-top="0.1cm" fo:margin-bottom="0cm"/>
      <style:text-properties fo:font-size="20pt" style:font-size-asian="20pt" style:font-size-complex="20pt"/>
    </style:style>
    <style:style style:name="A1_20_Poster_20_Purple_20_Header-outline7" style:display-name="A1 Poster Purple Header-outline7" style:family="presentation" style:parent-style-name="A1_20_Poster_20_Purple_20_Header-outline6">
      <style:paragraph-properties fo:margin-top="0.1cm" fo:margin-bottom="0cm"/>
      <style:text-properties fo:font-size="20pt" style:font-size-asian="20pt" style:font-size-complex="20pt"/>
    </style:style>
    <style:style style:name="A1_20_Poster_20_Purple_20_Header-outline8" style:display-name="A1 Poster Purple Header-outline8" style:family="presentation" style:parent-style-name="A1_20_Poster_20_Purple_20_Header-outline7">
      <style:paragraph-properties fo:margin-top="0.1cm" fo:margin-bottom="0cm"/>
      <style:text-properties fo:font-size="20pt" style:font-size-asian="20pt" style:font-size-complex="20pt"/>
    </style:style>
    <style:style style:name="A1_20_Poster_20_Purple_20_Header-outline9" style:display-name="A1 Poster Purple Header-outline9" style:family="presentation" style:parent-style-name="A1_20_Poster_20_Purple_20_Header-outline8">
      <style:paragraph-properties fo:margin-top="0.1cm" fo:margin-bottom="0cm"/>
      <style:text-properties fo:font-size="20pt" style:font-size-asian="20pt" style:font-size-complex="20pt"/>
    </style:style>
    <style:style style:name="A1_20_Poster_20_Purple_20_Header-subtitle" style:display-name="A1 Poster Purple Header-subtitle" style:family="presentation">
      <style:graphic-properties draw:stroke="none" draw:fill="none" draw:textarea-vertical-align="middle">
        <text:list-style style:name="A1_20_Poster_20_Purple_20_Header-subtitle" style:display-name="A1 Poster Purple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1_20_Poster_20_Purple_20_Header-title" style:display-name="A1 Poster Purple Header-title" style:family="presentation">
      <style:graphic-properties draw:stroke="none" draw:fill="none" draw:textarea-vertical-align="middle" style:writing-mode="lr-tb">
        <text:list-style style:name="A1_20_Poster_20_Purple_20_Header-title" style:display-name="A1 Poster Purple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3999996185303pt" style:font-style-asian="normal" style:font-weight-asian="normal" style:font-name-complex="FreeSans" style:font-family-complex="FreeSans" style:font-family-generic-complex="system" style:font-pitch-complex="variable" style:font-size-complex="24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1_20_Poster_20_Purple_20_Header_20_Footer-background" style:display-name="A1 Poster Purple Header Footer-background" style:family="presentation">
      <style:graphic-properties draw:stroke="none" draw:fill="solid" draw:fill-color="#ffffff"/>
      <style:text-properties style:letter-kerning="true"/>
    </style:style>
    <style:style style:name="A1_20_Poster_20_Purple_20_Header_20_Footer-backgroundobjects" style:display-name="A1 Poster Purple Header 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1_20_Poster_20_Purple_20_Header_20_Footer-notes" style:display-name="A1 Poster Purple Header Foot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1_20_Poster_20_Purple_20_Header_20_Footer-outline1" style:display-name="A1 Poster Purple Header Footer-outline1" style:family="presentation">
      <style:graphic-properties draw:stroke="none" draw:fill="none" draw:auto-grow-height="false" draw:fit-to-size="false" style:shrink-to-fit="true" style:writing-mode="lr-tb">
        <text:list-style style:name="A1_20_Poster_20_Purple_20_Header_20_Footer-outline1" style:display-name="A1 Poster Purple Header Foo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6.699999809265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.69999980926514pt" style:font-style-asian="normal" style:font-weight-asian="normal" style:font-name-complex="FreeSans" style:font-family-complex="FreeSans" style:font-family-generic-complex="system" style:font-pitch-complex="variable" style:font-size-complex="6.6999998092651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1_20_Poster_20_Purple_20_Header_20_Footer-outline2" style:display-name="A1 Poster Purple Header Footer-outline2" style:family="presentation" style:parent-style-name="A1_20_Poster_20_Purple_20_Header_20_Footer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6.69999980926514pt" fo:letter-spacing="normal" fo:language="en" fo:country="US" fo:font-style="normal" style:text-underline-style="none" fo:font-weight="normal" fo:background-color="transparent" style:font-size-asian="6.69999980926514pt" style:font-style-asian="normal" style:font-weight-asian="normal" style:font-size-complex="6.69999980926514pt" style:font-style-complex="normal" style:font-weight-complex="normal" fo:hyphenate="false">
        <loext:char-complex-color loext:theme-type="dark1" loext:color-type="theme"/>
      </style:text-properties>
    </style:style>
    <style:style style:name="A1_20_Poster_20_Purple_20_Header_20_Footer-outline3" style:display-name="A1 Poster Purple Header Footer-outline3" style:family="presentation" style:parent-style-name="A1_20_Poster_20_Purple_20_Header_20_Foo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family="Arial" fo:font-size="7.69999980926514pt" fo:letter-spacing="normal" fo:language="en" fo:country="US" fo:font-style="normal" style:text-underline-style="none" fo:font-weight="normal" fo:background-color="transparent" style:font-size-asian="7.69999980926514pt" style:font-style-asian="normal" style:font-weight-asian="normal" style:font-size-complex="7.69999980926514pt" style:font-style-complex="normal" style:font-weight-complex="normal" fo:hyphenate="false">
        <loext:char-complex-color loext:theme-type="accent1" loext:color-type="theme"/>
      </style:text-properties>
    </style:style>
    <style:style style:name="A1_20_Poster_20_Purple_20_Header_20_Footer-outline4" style:display-name="A1 Poster Purple Header Footer-outline4" style:family="presentation" style:parent-style-name="A1_20_Poster_20_Purple_20_Header_20_Foo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family="Arial" fo:font-size="7.69999980926514pt" fo:letter-spacing="normal" fo:language="en" fo:country="US" fo:font-style="normal" style:text-underline-style="none" fo:font-weight="bold" fo:background-color="transparent" style:font-size-asian="7.69999980926514pt" style:font-style-asian="normal" style:font-weight-asian="bold" style:font-size-complex="7.69999980926514pt" style:font-style-complex="normal" style:font-weight-complex="bold" fo:hyphenate="false">
        <loext:char-complex-color loext:theme-type="accent1" loext:color-type="theme"/>
      </style:text-properties>
    </style:style>
    <style:style style:name="A1_20_Poster_20_Purple_20_Header_20_Footer-outline5" style:display-name="A1 Poster Purple Header Footer-outline5" style:family="presentation" style:parent-style-name="A1_20_Poster_20_Purple_20_Header_20_Footer-outline4">
      <style:paragraph-properties fo:margin-top="0.1cm" fo:margin-bottom="0cm"/>
      <style:text-properties fo:font-size="20pt" style:font-size-asian="20pt" style:font-size-complex="20pt"/>
    </style:style>
    <style:style style:name="A1_20_Poster_20_Purple_20_Header_20_Footer-outline6" style:display-name="A1 Poster Purple Header Footer-outline6" style:family="presentation" style:parent-style-name="A1_20_Poster_20_Purple_20_Header_20_Footer-outline5">
      <style:paragraph-properties fo:margin-top="0.1cm" fo:margin-bottom="0cm"/>
      <style:text-properties fo:font-size="20pt" style:font-size-asian="20pt" style:font-size-complex="20pt"/>
    </style:style>
    <style:style style:name="A1_20_Poster_20_Purple_20_Header_20_Footer-outline7" style:display-name="A1 Poster Purple Header Footer-outline7" style:family="presentation" style:parent-style-name="A1_20_Poster_20_Purple_20_Header_20_Footer-outline6">
      <style:paragraph-properties fo:margin-top="0.1cm" fo:margin-bottom="0cm"/>
      <style:text-properties fo:font-size="20pt" style:font-size-asian="20pt" style:font-size-complex="20pt"/>
    </style:style>
    <style:style style:name="A1_20_Poster_20_Purple_20_Header_20_Footer-outline8" style:display-name="A1 Poster Purple Header Footer-outline8" style:family="presentation" style:parent-style-name="A1_20_Poster_20_Purple_20_Header_20_Footer-outline7">
      <style:paragraph-properties fo:margin-top="0.1cm" fo:margin-bottom="0cm"/>
      <style:text-properties fo:font-size="20pt" style:font-size-asian="20pt" style:font-size-complex="20pt"/>
    </style:style>
    <style:style style:name="A1_20_Poster_20_Purple_20_Header_20_Footer-outline9" style:display-name="A1 Poster Purple Header Footer-outline9" style:family="presentation" style:parent-style-name="A1_20_Poster_20_Purple_20_Header_20_Footer-outline8">
      <style:paragraph-properties fo:margin-top="0.1cm" fo:margin-bottom="0cm"/>
      <style:text-properties fo:font-size="20pt" style:font-size-asian="20pt" style:font-size-complex="20pt"/>
    </style:style>
    <style:style style:name="A1_20_Poster_20_Purple_20_Header_20_Footer-subtitle" style:display-name="A1 Poster Purple Header Footer-subtitle" style:family="presentation">
      <style:graphic-properties draw:stroke="none" draw:fill="none" draw:textarea-vertical-align="middle">
        <text:list-style style:name="A1_20_Poster_20_Purple_20_Header_20_Footer-subtitle" style:display-name="A1 Poster Purple Header Foo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1_20_Poster_20_Purple_20_Header_20_Footer-title" style:display-name="A1 Poster Purple Header Footer-title" style:family="presentation">
      <style:graphic-properties draw:stroke="none" draw:fill="none" draw:textarea-vertical-align="middle" style:writing-mode="lr-tb">
        <text:list-style style:name="A1_20_Poster_20_Purple_20_Header_20_Footer-title" style:display-name="A1 Poster Purple Header Foo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3999996185303pt" style:font-style-asian="normal" style:font-weight-asian="normal" style:font-name-complex="FreeSans" style:font-family-complex="FreeSans" style:font-family-generic-complex="system" style:font-pitch-complex="variable" style:font-size-complex="24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1.998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51247a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5cm" draw:stroke-linejoin="miter" svg:stroke-linecap="butt" draw:fill="gradient" draw:fill-gradient-name="Gradient_20_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5cm" draw:stroke-linejoin="miter" svg:stroke-linecap="butt" draw:fill="gradient" draw:fill-gradient-name="Gradient_20_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solid" svg:stroke-width="0.053cm" svg:stroke-color="#ffff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light1" loext:color-type="theme"/>
      </style:graphic-properties>
    </style:style>
    <style:style style:name="Mpr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7.225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225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95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A1_20_Poster_20_Gre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7.225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A1_20_Poster_20_Grey-outline1">
      <style:graphic-properties draw:stroke="none" svg:stroke-width="0cm" draw:fill="solid" draw:fill-color="#efedeb" draw:textarea-horizontal-align="justify" draw:textarea-vertical-align="top" draw:auto-grow-height="false" draw:fit-to-size="false" style:shrink-to-fit="true" fo:min-height="17.225cm" fo:padding-top="0.35cm" fo:padding-bottom="0.35cm" fo:padding-left="0.75cm" fo:padding-right="0.75cm" fo:wrap-option="wrap" loext:decorative="false"/>
      <style:paragraph-properties style:writing-mode="lr-tb"/>
    </style:style>
    <style:style style:name="Mpr9" style:family="presentation" style:parent-style-name="A1_20_Poster_20_Grey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A1_20_Poster_20_Gre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95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A1_20_Poster_20_Grey-outline1">
      <style:graphic-properties draw:stroke="none" svg:stroke-width="0cm" draw:fill="solid" draw:fill-color="#e6e3e0" draw:textarea-horizontal-align="justify" draw:textarea-vertical-align="top" draw:auto-grow-height="true" draw:fit-to-size="false" style:shrink-to-fit="false" fo:min-height="0.101cm" fo:padding-top="0.27cm" fo:padding-bottom="0.27cm" fo:padding-left="0.75cm" fo:padding-right="0.75cm" fo:wrap-option="wrap" loext:decorative="false"/>
      <style:paragraph-properties style:writing-mode="lr-tb"/>
    </style:style>
    <style:style style:name="Mpr12" style:family="presentation" style:parent-style-name="A1_20_Poster_20_Grey-outline1">
      <style:graphic-properties draw:stroke="none" svg:stroke-width="0cm" draw:fill="solid" draw:fill-color="#d7d1cc" draw:textarea-horizontal-align="justify" draw:textarea-vertical-align="middle" draw:auto-grow-height="false" draw:fit-to-size="false" style:shrink-to-fit="false" fo:min-height="17.225cm" fo:padding-top="0.125cm" fo:padding-bottom="0.125cm" fo:padding-left="0.25cm" fo:padding-right="0.25cm" fo:wrap-option="wrap" loext:decorative="false"/>
      <style:paragraph-properties style:writing-mode="lr-tb"/>
    </style:style>
    <style:style style:name="Mpr13" style:family="presentation" style:parent-style-name="A1_20_Poster_20_Grey-outline1">
      <style:graphic-properties draw:stroke="none" svg:stroke-width="0cm" draw:fill="solid" draw:fill-color="#efedeb" draw:textarea-horizontal-align="justify" draw:textarea-vertical-align="top" draw:auto-grow-height="true" draw:fit-to-size="false" style:shrink-to-fit="false" fo:min-height="0.101cm" fo:padding-top="0.27cm" fo:padding-bottom="0.27cm" fo:padding-left="0.75cm" fo:padding-right="0.75cm" fo:wrap-option="wrap" loext:decorative="false"/>
      <style:paragraph-properties style:writing-mode="lr-tb"/>
    </style:style>
    <style:style style:name="Mpr14" style:family="presentation" style:parent-style-name="A1_20_Poster_20_Grey-outline1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17.225cm" fo:padding-top="0.25cm" fo:padding-bottom="0.25cm" fo:padding-left="0.75cm" fo:padding-right="0.75cm" fo:wrap-option="wrap" loext:decorative="false"/>
      <style:paragraph-properties style:writing-mode="lr-tb"/>
    </style:style>
    <style:style style:name="Mpr15" style:family="presentation" style:parent-style-name="A1_20_Poster_20_Gre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A1_20_Poster_20_Gre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A1_20_Poster_20_Purple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true" fo:min-height="17.225cm" fo:padding-top="3.4cm" fo:padding-bottom="0.35cm" fo:padding-left="0.75cm" fo:padding-right="0.75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18" style:family="presentation" style:parent-style-name="A1_20_Poster_20_Purp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7.225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A1_20_Poster_20_Purple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true" fo:min-height="17.225cm" fo:padding-top="0.35cm" fo:padding-bottom="0.35cm" fo:padding-left="0.75cm" fo:padding-right="0.75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20" style:family="presentation" style:parent-style-name="A1_20_Poster_20_Purple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A1_20_Poster_20_Purp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959cm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A1_20_Poster_20_Purple-outline1">
      <style:graphic-properties draw:stroke="none" svg:stroke-width="0cm" draw:fill="solid" draw:fill-color="#e6e3e0" draw:textarea-horizontal-align="justify" draw:textarea-vertical-align="top" draw:auto-grow-height="true" draw:fit-to-size="false" style:shrink-to-fit="false" fo:min-height="0.101cm" fo:padding-top="0.27cm" fo:padding-bottom="0.27cm" fo:padding-left="0.75cm" fo:padding-right="0.75cm" fo:wrap-option="wrap" loext:decorative="false"/>
      <style:paragraph-properties style:writing-mode="lr-tb"/>
    </style:style>
    <style:style style:name="Mpr23" style:family="presentation" style:parent-style-name="A1_20_Poster_20_Purple-outline1">
      <style:graphic-properties draw:stroke="none" svg:stroke-width="0cm" draw:fill="solid" draw:fill-color="#d7d1cc" draw:textarea-horizontal-align="justify" draw:textarea-vertical-align="middle" draw:auto-grow-height="false" draw:fit-to-size="false" style:shrink-to-fit="false" fo:min-height="17.225cm" fo:padding-top="0.125cm" fo:padding-bottom="0.125cm" fo:padding-left="0.25cm" fo:padding-right="0.25cm" fo:wrap-option="wrap" loext:decorative="false"/>
      <style:paragraph-properties style:writing-mode="lr-tb"/>
    </style:style>
    <style:style style:name="Mpr24" style:family="presentation" style:parent-style-name="A1_20_Poster_20_Purple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true" fo:min-height="17.225cm" fo:padding-top="3.28cm" fo:padding-bottom="0.23cm" fo:padding-left="0.75cm" fo:padding-right="0.75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Mpr25" style:family="presentation" style:parent-style-name="A1_20_Poster_20_Purple-outline1">
      <style:graphic-properties draw:stroke="none" svg:stroke-width="0cm" draw:fill="solid" draw:fill-color="#efedeb" draw:textarea-horizontal-align="justify" draw:textarea-vertical-align="top" draw:auto-grow-height="true" draw:fit-to-size="false" style:shrink-to-fit="false" fo:min-height="0.101cm" fo:padding-top="0.27cm" fo:padding-bottom="0.27cm" fo:padding-left="0.75cm" fo:padding-right="0.75cm" fo:wrap-option="wrap" loext:decorative="false"/>
      <style:paragraph-properties style:writing-mode="lr-tb"/>
    </style:style>
    <style:style style:name="Mpr26" style:family="presentation" style:parent-style-name="A1_20_Poster_20_Purple-outline1">
      <style:graphic-properties draw:stroke="none" svg:stroke-width="0cm" draw:fill="solid" draw:fill-color="#fbb800" draw:textarea-horizontal-align="justify" draw:textarea-vertical-align="middle" draw:auto-grow-height="false" draw:fit-to-size="false" style:shrink-to-fit="false" fo:min-height="17.225cm" fo:padding-top="0.25cm" fo:padding-bottom="0.25cm" fo:padding-left="0.4cm" fo:padding-right="0.4cm" fo:wrap-option="wrap" loext:decorative="false"/>
      <style:paragraph-properties style:writing-mode="lr-tb"/>
    </style:style>
    <style:style style:name="Mpr27" style:family="presentation" style:parent-style-name="A1_20_Poster_20_Purp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A1_20_Poster_20_Purp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A1_20_Poster_20_Purple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7.225cm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A1_20_Poster_20_Purple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7.225cm" fo:padding-top="0.35cm" fo:padding-bottom="0.35cm" fo:padding-left="0cm" fo:padding-right="0cm" fo:wrap-option="wrap" loext:decorative="false"/>
      <style:paragraph-properties style:writing-mode="lr-tb"/>
    </style:style>
    <style:style style:name="Mpr31" style:family="presentation" style:parent-style-name="A1_20_Poster_20_Purple_20_Header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A1_20_Poster_20_Purple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959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A1_20_Poster_20_Purple_20_Header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.101cm" fo:padding-top="0.27cm" fo:padding-bottom="0.27cm" fo:padding-left="0cm" fo:padding-right="0cm" fo:wrap-option="wrap" loext:decorative="false"/>
      <style:paragraph-properties style:writing-mode="lr-tb"/>
    </style:style>
    <style:style style:name="Mpr34" style:family="presentation" style:parent-style-name="A1_20_Poster_20_Purple_20_Header-outline1">
      <style:graphic-properties draw:stroke="none" svg:stroke-width="0cm" draw:fill="solid" draw:fill-color="#d7d1cc" draw:textarea-horizontal-align="justify" draw:textarea-vertical-align="middle" draw:auto-grow-height="false" draw:fit-to-size="false" style:shrink-to-fit="false" fo:min-height="17.225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A1_20_Poster_20_Purple_20_Header-outline1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17.225cm" fo:padding-top="0.25cm" fo:padding-bottom="0.25cm" fo:padding-left="0.5cm" fo:padding-right="0.5cm" fo:wrap-option="wrap" loext:decorative="false"/>
      <style:paragraph-properties style:writing-mode="lr-tb"/>
    </style:style>
    <style:style style:name="Mpr36" style:family="presentation" style:parent-style-name="A1_20_Poster_20_Purple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A1_20_Poster_20_Purple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A1_20_Poster_20_Purple_20_Header_20_Foot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7.225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A1_20_Poster_20_Purple_20_Header_20_Foot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7.225cm" fo:padding-top="0.35cm" fo:padding-bottom="0.35cm" fo:padding-left="0cm" fo:padding-right="0cm" fo:wrap-option="wrap" loext:decorative="false"/>
      <style:paragraph-properties style:writing-mode="lr-tb"/>
    </style:style>
    <style:style style:name="Mpr40" style:family="presentation" style:parent-style-name="A1_20_Poster_20_Purple_20_Header_20_Footer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A1_20_Poster_20_Purple_20_Header_20_Foot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959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A1_20_Poster_20_Purple_20_Header_20_Footer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.101cm" fo:padding-top="0.27cm" fo:padding-bottom="0.27cm" fo:padding-left="0cm" fo:padding-right="0cm" fo:wrap-option="wrap" loext:decorative="false"/>
      <style:paragraph-properties style:writing-mode="lr-tb"/>
    </style:style>
    <style:style style:name="Mpr43" style:family="presentation" style:parent-style-name="A1_20_Poster_20_Purple_20_Header_20_Footer-outline1">
      <style:graphic-properties draw:stroke="none" svg:stroke-width="0cm" draw:fill="solid" draw:fill-color="#d7d1cc" draw:textarea-horizontal-align="justify" draw:textarea-vertical-align="middle" draw:auto-grow-height="false" draw:fit-to-size="false" style:shrink-to-fit="false" fo:min-height="17.225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A1_20_Poster_20_Purple_20_Header_20_Footer-outline1">
      <style:graphic-properties draw:stroke="none" svg:stroke-width="0cm" draw:fill="gradient" draw:fill-gradient-name="Gradient_20_1" draw:textarea-horizontal-align="justify" draw:textarea-vertical-align="middle" draw:auto-grow-height="false" draw:fit-to-size="false" style:shrink-to-fit="false" fo:min-height="17.225cm" fo:padding-top="0.25cm" fo:padding-bottom="0.25cm" fo:padding-left="0.5cm" fo:padding-right="0.5cm" fo:wrap-option="wrap" loext:decorative="false"/>
      <style:paragraph-properties style:writing-mode="lr-tb"/>
    </style:style>
    <style:style style:name="Mpr45" style:family="presentation" style:parent-style-name="A1_20_Poster_20_Purple_20_Header_20_Footer-outline1">
      <style:graphic-properties draw:stroke="none" svg:stroke-width="0cm" draw:fill="gradient" draw:fill-gradient-name="Gradient_20_2" draw:textarea-horizontal-align="justify" draw:textarea-vertical-align="middle" draw:auto-grow-height="false" draw:fit-to-size="false" style:shrink-to-fit="false" fo:min-height="17.225cm" fo:padding-top="0.25cm" fo:padding-bottom="0.25cm" fo:padding-left="0.5cm" fo:padding-right="0.5cm" fo:wrap-option="wrap" loext:decorative="false"/>
      <style:paragraph-properties style:writing-mode="lr-tb"/>
    </style:style>
    <style:style style:name="Mpr46" style:family="presentation" style:parent-style-name="A1_20_Poster_20_Purple_20_Header_20_Foo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A1_20_Poster_20_Purple_20_Header_20_Foo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012cm" fo:margin-bottom="0.012cm" fo:line-height="100%" fo:text-align="start" fo:text-indent="0cm" style:punctuation-wrap="hanging" loext:tab-stop-distance="0.895cm" style:writing-mode="lr-tb">
        <style:tab-stops>
          <style:tab-stop style:position="0cm"/>
        </style:tab-stops>
      </style:paragraph-properties>
      <style:text-properties fo:font-size="6.69999980926514pt" fo:hyphenate="false"/>
    </style:style>
    <style:style style:name="MP6" style:family="paragraph">
      <style:paragraph-properties fo:margin-left="0.261cm" fo:margin-right="0cm" fo:margin-top="0.074cm" fo:margin-bottom="0.074cm" fo:line-height="100%" fo:text-align="start" fo:text-indent="0cm" style:punctuation-wrap="hanging" loext:tab-stop-distance="0.895cm" style:writing-mode="lr-tb">
        <style:tab-stops>
          <style:tab-stop style:position="0cm"/>
        </style:tab-stops>
      </style:paragraph-properties>
      <style:text-properties fo:font-size="6.69999980926514pt" fo:hyphenate="false"/>
    </style:style>
    <style:style style:name="MP7" style:family="paragraph">
      <style:paragraph-properties fo:margin-left="0cm" fo:margin-right="0cm" fo:margin-top="0.074cm" fo:margin-bottom="0.074cm" fo:line-height="100%" fo:text-align="start" fo:text-indent="0cm" style:punctuation-wrap="hanging" loext:tab-stop-distance="0.895cm" style:writing-mode="lr-tb">
        <style:tab-stops>
          <style:tab-stop style:position="0cm"/>
        </style:tab-stops>
      </style:paragraph-properties>
      <style:text-properties fo:font-size="6.6999998092651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.69999980926514pt"/>
    </style:style>
    <style:style style:name="MP9" style:family="paragraph">
      <style:paragraph-properties fo:margin-left="0cm" fo:margin-right="0cm" fo:margin-top="0.037cm" fo:margin-bottom="0.037cm" fo:line-height="100%" fo:text-align="start" fo:text-indent="0cm" style:punctuation-wrap="hanging" loext:tab-stop-distance="0.895cm" style:writing-mode="lr-tb">
        <style:tab-stops>
          <style:tab-stop style:position="0cm"/>
        </style:tab-stops>
      </style:paragraph-properties>
      <style:text-properties fo:font-size="6.30000019073486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.30000019073486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loext:tab-stop-distance="3.441cm" style:writing-mode="lr-tb">
        <style:tab-stops/>
      </style:paragraph-properties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4.3000001907348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0.895cm" style:writing-mode="lr-tb">
        <style:tab-stops/>
      </style:paragraph-properties>
      <style:text-properties fo:font-size="16.2000007629395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loext:tab-stop-distance="0.895cm" style:writing-mode="lr-tb">
        <style:tab-stops>
          <style:tab-stop style:position="0cm"/>
        </style:tab-stops>
      </style:paragraph-properties>
      <style:text-properties fo:font-size="9.89999961853027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9.89999961853027pt"/>
    </style:style>
    <style:style style:name="MP17" style:family="paragraph">
      <style:paragraph-properties fo:margin-left="0cm" fo:margin-right="0cm" fo:margin-top="0.012cm" fo:margin-bottom="0.012cm" fo:line-height="95%" fo:text-align="start" fo:text-indent="0cm" style:punctuation-wrap="hanging" loext:tab-stop-distance="0.895cm" style:writing-mode="lr-tb">
        <style:tab-stops>
          <style:tab-stop style:position="0cm"/>
        </style:tab-stops>
      </style:paragraph-properties>
      <style:text-properties fo:font-size="6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19" style:family="paragraph">
      <loext:graphic-properties draw:fill="solid" draw:fill-color="#efedeb"/>
      <style:paragraph-properties fo:text-align="start" style:font-independent-line-spacing="true"/>
      <style:text-properties fo:font-size="6.69999980926514pt"/>
    </style:style>
    <style:style style:name="MP20" style:family="paragraph">
      <style:paragraph-properties fo:margin-left="0cm" fo:margin-right="0cm" fo:margin-top="0.012cm" fo:margin-bottom="0.012cm" fo:line-height="95%" fo:text-align="start" fo:text-indent="0cm" style:punctuation-wrap="hanging" loext:tab-stop-distance="0.895cm" style:writing-mode="lr-tb">
        <style:tab-stops>
          <style:tab-stop style:position="0cm"/>
        </style:tab-stops>
      </style:paragraph-properties>
      <style:text-properties fo:font-size="8.39999961853027pt" fo:hyphenate="false"/>
    </style:style>
    <style:style style:name="MP21" style:family="paragraph">
      <loext:graphic-properties draw:fill="solid" draw:fill-color="#e6e3e0"/>
      <style:paragraph-properties fo:text-align="start" style:font-independent-line-spacing="true"/>
      <style:text-properties fo:font-size="8.39999961853027pt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loext:tab-stop-distance="3.441cm" style:writing-mode="lr-tb">
        <style:tab-stops/>
      </style:paragraph-properties>
      <style:text-properties fo:font-size="24.3999996185303pt" fo:hyphenate="false"/>
    </style:style>
    <style:style style:name="MP23" style:family="paragraph">
      <loext:graphic-properties draw:fill="solid" draw:fill-color="#d7d1cc"/>
      <style:paragraph-properties fo:text-align="start" style:font-independent-line-spacing="true"/>
      <style:text-properties fo:font-size="24.3999996185303pt"/>
    </style:style>
    <style:style style:name="MP24" style:family="paragraph">
      <style:paragraph-properties fo:margin-left="0.265cm" fo:margin-right="0cm" fo:margin-top="0.074cm" fo:margin-bottom="0.074cm" fo:line-height="100%" fo:text-align="start" fo:text-indent="0cm" style:punctuation-wrap="hanging" loext:tab-stop-distance="0.895cm" style:writing-mode="lr-tb">
        <style:tab-stops>
          <style:tab-stop style:position="0cm"/>
        </style:tab-stops>
      </style:paragraph-properties>
      <style:text-properties fo:font-size="6.69999980926514pt" fo:hyphenate="false"/>
    </style:style>
    <style:style style:name="MP25" style:family="paragraph">
      <loext:graphic-properties draw:fill="solid" draw:fill-color="#efedeb"/>
      <style:paragraph-properties fo:text-align="start" style:font-independent-line-spacing="true"/>
      <style:text-properties fo:font-size="8.39999961853027pt"/>
    </style:style>
    <style:style style:name="MP26" style:family="paragraph">
      <style:paragraph-properties fo:margin-left="0cm" fo:margin-right="0cm" fo:margin-top="0.012cm" fo:margin-bottom="0.012cm" fo:line-height="95%" fo:text-align="start" fo:text-indent="0cm" style:punctuation-wrap="hanging" loext:tab-stop-distance="0.895cm" style:writing-mode="lr-tb">
        <style:tab-stops>
          <style:tab-stop style:position="0cm"/>
        </style:tab-stops>
      </style:paragraph-properties>
      <style:text-properties fo:font-size="9.89999961853027pt" fo:hyphenate="false"/>
    </style:style>
    <style:style style:name="MP27" style:family="paragraph">
      <loext:graphic-properties draw:fill="gradient" draw:fill-gradient-name="Gradient_20_1"/>
      <style:paragraph-properties fo:text-align="start" style:font-independent-line-spacing="true"/>
      <style:text-properties fo:font-size="9.89999961853027pt"/>
    </style:style>
    <style:style style:name="MP28" style:family="paragraph">
      <loext:graphic-properties draw:fill="none"/>
      <style:paragraph-properties fo:text-align="start"/>
      <style:text-properties fo:font-size="18pt"/>
    </style:style>
    <style:style style:name="MP29" style:family="paragraph">
      <style:paragraph-properties fo:margin-left="0cm" fo:margin-right="0cm" fo:margin-top="0.012cm" fo:margin-bottom="0.012cm" fo:line-height="95%" fo:text-align="start" fo:text-indent="0cm" style:punctuation-wrap="hanging" loext:tab-stop-distance="0.895cm" style:writing-mode="lr-tb">
        <style:tab-stops>
          <style:tab-stop style:position="0cm"/>
        </style:tab-stops>
      </style:paragraph-properties>
      <style:text-properties fo:font-size="6.69999980926514pt" fo:hyphenate="false"/>
    </style:style>
    <style:style style:name="MP30" style:family="paragraph">
      <style:paragraph-properties fo:margin-left="0cm" fo:margin-right="0cm" fo:margin-top="0cm" fo:margin-bottom="0cm" fo:line-height="100%" fo:text-align="center" fo:text-indent="0cm" style:punctuation-wrap="hanging" loext:tab-stop-distance="3.441cm" style:writing-mode="lr-tb">
        <style:tab-stops/>
      </style:paragraph-properties>
      <style:text-properties fo:hyphenate="false"/>
    </style:style>
    <style:style style:name="MP31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7.2000007629395pt" fo:letter-spacing="normal" fo:language="en" fo:country="AU" fo:font-style="normal" style:text-underline-style="none" fo:font-weight="normal" fo:background-color="transparent" style:font-size-asian="17.2000007629395pt" style:font-style-asian="normal" style:font-weight-asian="normal" style:font-size-complex="17.2000007629395pt" style:font-style-complex="normal" style:font-weight-complex="normal">
        <loext:char-complex-color loext:theme-type="light1" loext:color-type="theme"/>
      </style:text-properties>
    </style:style>
    <style:style style:name="MP32" style:family="paragraph">
      <loext:graphic-properties draw:fill="solid" draw:fill-color="#ffffff"/>
      <style:paragraph-properties fo:text-align="start" style:font-independent-line-spacing="true"/>
      <style:text-properties fo:font-size="6.69999980926514pt"/>
    </style:style>
    <style:style style:name="MP33" style:family="paragraph">
      <loext:graphic-properties draw:fill="solid" draw:fill-color="#fbb800"/>
      <style:paragraph-properties fo:text-align="start" style:font-independent-line-spacing="true"/>
      <style:text-properties fo:font-size="9.89999961853027pt"/>
    </style:style>
    <style:style style:name="MP34" style:family="paragraph">
      <loext:graphic-properties draw:fill="gradient" draw:fill-gradient-name="Gradient_20_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7.2000007629395pt" fo:letter-spacing="normal" fo:language="en" fo:country="AU" fo:font-style="normal" style:text-underline-style="none" fo:font-weight="normal" fo:background-color="transparent" style:font-size-asian="17.2000007629395pt" style:font-style-asian="normal" style:font-weight-asian="normal" style:font-size-complex="17.2000007629395pt" style:font-style-complex="normal" style:font-weight-complex="normal">
        <loext:char-complex-color loext:theme-type="light1" loext:color-type="theme"/>
      </style:text-properties>
    </style:style>
    <style:style style:name="MP35" style:family="paragraph">
      <loext:graphic-properties draw:fill="none"/>
      <style:paragraph-properties fo:text-align="start" style:font-independent-line-spacing="true"/>
      <style:text-properties fo:font-size="8.39999961853027pt"/>
    </style:style>
    <style:style style:name="MP36" style:family="paragraph">
      <loext:graphic-properties draw:fill="gradient" draw:fill-gradient-name="Gradient_20_2"/>
      <style:paragraph-properties fo:text-align="start" style:font-independent-line-spacing="true"/>
      <style:text-properties fo:font-size="9.89999961853027pt"/>
    </style:style>
    <style:style style:name="MP37" style:family="paragraph">
      <loext:graphic-properties draw:fill="gradient" draw:fill-gradient-name="Gradient_20_3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7.2000007629395pt" fo:letter-spacing="normal" fo:language="en" fo:country="AU" fo:font-style="normal" style:text-underline-style="none" fo:font-weight="normal" fo:background-color="transparent" style:font-size-asian="17.2000007629395pt" style:font-style-asian="normal" style:font-weight-asian="normal" style:font-size-complex="17.2000007629395pt" style:font-style-complex="normal" style:font-weight-complex="normal">
        <loext:char-complex-color loext:theme-type="light1" loext:color-type="theme"/>
      </style:text-properties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.69999980926514pt" fo:letter-spacing="normal" fo:language="en" fo:country="US" fo:font-style="normal" style:text-underline-style="none" fo:font-weight="normal" fo:background-color="transparent" style:font-size-asian="6.69999980926514pt" style:font-style-asian="normal" style:font-weight-asian="normal" style:font-size-complex="6.69999980926514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7.69999980926514pt" fo:letter-spacing="normal" fo:language="en" fo:country="US" fo:font-style="normal" style:text-underline-style="none" fo:font-weight="normal" fo:background-color="transparent" style:font-size-asian="7.69999980926514pt" style:font-style-asian="normal" style:font-weight-asian="normal" style:font-size-complex="7.69999980926514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7.69999980926514pt" fo:letter-spacing="normal" fo:language="en" fo:country="US" fo:font-style="normal" style:text-underline-style="none" fo:font-weight="bold" fo:background-color="transparent" style:font-size-asian="7.69999980926514pt" style:font-style-asian="normal" style:font-weight-asian="bold" style:font-size-complex="7.69999980926514pt" style:font-style-complex="normal" style:font-weight-complex="bold">
        <loext:char-complex-color loext:theme-type="accen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.89999961853027pt" fo:letter-spacing="normal" fo:language="en" fo:country="US" fo:font-style="normal" style:text-underline-style="none" fo:font-weight="bold" fo:background-color="transparent" style:font-size-asian="9.89999961853027pt" style:font-style-asian="normal" style:font-weight-asian="bold" style:font-size-complex="9.89999961853027pt" style:font-style-complex="normal" style:font-weight-complex="bold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.80000019073486pt" fo:letter-spacing="normal" fo:language="en" fo:country="US" fo:font-style="normal" style:text-underline-style="none" fo:font-weight="normal" fo:background-color="transparent" style:font-size-asian="9.80000019073486pt" style:font-style-asian="normal" style:font-weight-asian="normal" style:font-size-complex="9.80000019073486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999490" loext:opacity="100%" style:text-outline="false" style:text-line-through-style="none" style:text-line-through-type="none" style:text-position="0% 100%" style:font-name="Arial" fo:font-size="6.30000019073486pt" fo:letter-spacing="normal" fo:language="en" fo:country="AU" fo:font-style="normal" style:text-underline-style="none" fo:font-weight="normal" fo:background-color="transparent" style:font-size-asian="6.30000019073486pt" style:font-style-asian="normal" style:font-weight-asian="normal" style:font-size-complex="6.3000001907348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.30000019073486pt" fo:letter-spacing="normal" fo:language="en" fo:country="AU" fo:font-style="normal" style:text-underline-style="none" fo:font-weight="normal" fo:background-color="transparent" style:font-size-asian="4.30000019073486pt" style:font-style-asian="normal" style:font-weight-asian="normal" style:font-size-complex="4.30000019073486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16.2000007629395pt" fo:letter-spacing="normal" fo:language="en" fo:country="US" fo:font-style="normal" style:text-underline-style="none" fo:font-weight="bold" fo:background-color="transparent" style:font-size-asian="16.2000007629395pt" style:font-style-asian="normal" style:font-weight-asian="bold" style:font-size-complex="16.2000007629395pt" style:font-style-complex="normal" style:font-weight-complex="bold">
        <loext:char-complex-color loext:theme-type="accent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9.89999961853027pt" fo:letter-spacing="normal" fo:language="en" fo:country="AU" fo:font-style="normal" style:text-underline-style="none" fo:font-weight="bold" fo:background-color="transparent" style:font-size-asian="9.89999961853027pt" style:font-style-asian="normal" style:font-weight-asian="bold" style:font-size-complex="9.89999961853027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>
        <loext:char-complex-color loext:theme-type="accent1" loext:color-type="theme"/>
      </style:text-properties>
    </style:style>
    <style:style style:name="MT11" style:family="text"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8.39999961853027pt" fo:letter-spacing="normal" fo:language="en" fo:country="US" fo:font-style="normal" style:text-underline-style="none" fo:font-weight="bold" fo:background-color="transparent" style:font-size-asian="8.39999961853027pt" style:font-style-asian="normal" style:font-weight-asian="bold" style:font-size-complex="8.39999961853027pt" style:font-style-complex="normal" style:font-weight-complex="bold">
        <loext:char-complex-color loext:theme-type="accent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.3999996185303pt" fo:letter-spacing="normal" fo:language="en" fo:country="AU" fo:font-style="normal" style:text-underline-style="none" fo:font-weight="normal" fo:background-color="transparent" style:font-size-asian="24.3999996185303pt" style:font-style-asian="normal" style:font-weight-asian="normal" style:font-size-complex="24.3999996185303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6.69999980926514pt" fo:letter-spacing="normal" fo:language="en" fo:country="US" fo:font-style="normal" style:text-underline-style="none" fo:font-weight="bold" fo:background-color="transparent" style:font-size-asian="6.69999980926514pt" style:font-style-asian="normal" style:font-weight-asian="bold" style:font-size-complex="6.69999980926514pt" style:font-style-complex="normal" style:font-weight-complex="bold">
        <loext:char-complex-color loext:theme-type="accent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7.2000007629395pt" fo:letter-spacing="normal" fo:language="en" fo:country="AU" fo:font-style="normal" style:text-underline-style="none" fo:font-weight="normal" fo:background-color="transparent" style:font-size-asian="17.2000007629395pt" style:font-style-asian="normal" style:font-weight-asian="normal" style:font-size-complex="17.2000007629395pt" style:font-style-complex="normal" style:font-weight-complex="normal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962a8b" loext:opacity="100%" style:text-outline="false" style:text-line-through-style="none" style:text-line-through-type="none" style:text-position="0% 100%" style:font-name="Arial" fo:font-size="7.69999980926514pt" fo:letter-spacing="normal" fo:language="en" fo:country="US" fo:font-style="normal" style:text-underline-style="none" fo:font-weight="normal" fo:background-color="transparent" style:font-size-asian="7.69999980926514pt" style:font-style-asian="normal" style:font-weight-asian="normal" style:font-size-complex="7.69999980926514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6.30000019073486pt" fo:letter-spacing="normal" fo:language="en" fo:country="AU" fo:font-style="normal" style:text-underline-style="none" fo:font-weight="normal" fo:background-color="transparent" style:font-size-asian="6.30000019073486pt" style:font-style-asian="normal" style:font-weight-asian="normal" style:font-size-complex="6.30000019073486pt" style:font-style-complex="normal" style:font-weight-complex="normal">
        <loext:char-complex-color loext:theme-type="light1" loext:color-type="theme"/>
      </style:text-properties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.2000007629395pt" fo:letter-spacing="normal" fo:language="en" fo:country="US" fo:font-style="normal" style:text-underline-style="none" fo:font-weight="bold" fo:background-color="transparent" style:font-size-asian="16.2000007629395pt" style:font-style-asian="normal" style:font-weight-asian="bold" style:font-size-complex="16.2000007629395pt" style:font-style-complex="normal" style:font-weight-complex="bold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.89999961853027pt" fo:letter-spacing="normal" fo:language="en" fo:country="AU" fo:font-style="normal" style:text-underline-style="none" fo:font-weight="bold" fo:background-color="transparent" style:font-size-asian="9.89999961853027pt" style:font-style-asian="normal" style:font-weight-asian="bold" style:font-size-complex="9.89999961853027pt" style:font-style-complex="normal" style:font-weight-complex="bold">
        <loext:char-complex-color loext:theme-type="light1" loext:color-type="theme"/>
      </style:text-properties>
    </style:style>
    <style:style style:name="MT21" style:family="text">
      <style:text-properties fo:font-variant="normal" fo:text-transform="none" fo:color="#51247a" loext:opacity="100%" style:text-outline="false" style:text-line-through-style="none" style:text-line-through-type="none" style:text-position="0% 100%" style:font-name="Arial" fo:font-size="9.89999961853027pt" fo:letter-spacing="normal" fo:language="en" fo:country="US" fo:font-style="normal" style:text-underline-style="none" fo:font-weight="bold" fo:background-color="transparent" style:font-size-asian="9.89999961853027pt" style:font-style-asian="normal" style:font-weight-asian="bold" style:font-size-complex="9.89999961853027pt" style:font-style-complex="normal" style:font-weight-complex="bold">
        <loext:char-complex-color loext:theme-type="accent1" loext:color-type="theme"/>
      </style:text-properties>
    </style:style>
    <style:style style:name="M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6.69999980926514pt" fo:letter-spacing="normal" fo:language="en" fo:country="US" fo:font-style="normal" style:text-underline-style="none" fo:font-weight="bold" fo:background-color="transparent" style:font-size-asian="6.69999980926514pt" style:font-style-asian="normal" style:font-weight-asian="bold" style:font-size-complex="6.69999980926514pt" style:font-style-complex="normal" style:font-weight-complex="bold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61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6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261cm" text:min-label-width="0.271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6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261cm" text:min-label-width="0.271cm"/>
        <style:text-properties fo:font-family="Tahoma" style:font-family-generic="swiss" style:font-pitch="variable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51247a" fo:font-size="100%"/>
      </text:list-level-style-number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6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261cm" text:min-label-width="0.271cm"/>
        <style:text-properties fo:font-family="Tahoma" style:font-family-generic="swiss" style:font-pitch="variable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51247a" fo:font-size="100%"/>
      </text:list-level-style-number>
      <text:list-level-style-number text:level="5" style:num-format="">
        <style:list-level-properties text:space-before="5.4cm" text:min-label-width="0.6cm"/>
        <style:text-properties fo:color="#51247a" fo:font-size="100%"/>
      </text:list-level-style-number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6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261cm" text:min-label-width="0.271cm"/>
        <style:text-properties fo:font-family="Tahoma" style:font-family-generic="swiss" style:font-pitch="variable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51247a" fo:font-size="100%"/>
      </text:list-level-style-number>
      <text:list-level-style-number text:level="5" style:num-format="">
        <style:list-level-properties text:space-before="5.4cm" text:min-label-width="0.6cm"/>
        <style:text-properties fo:color="#51247a" fo:font-size="100%"/>
      </text:list-level-style-number>
      <text:list-level-style-number text:level="6" style:num-format="">
        <style:list-level-properties text:space-before="6.6cm" text:min-label-width="0.6cm"/>
        <style:text-properties fo:color="#ffffff" fo:font-size="100%"/>
      </text:list-level-style-number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6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261cm" text:min-label-width="0.271cm"/>
        <style:text-properties fo:font-family="Tahoma" style:font-family-generic="swiss" style:font-pitch="variable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51247a" fo:font-size="100%"/>
      </text:list-level-style-number>
      <text:list-level-style-number text:level="5" style:num-format="">
        <style:list-level-properties text:space-before="5.4cm" text:min-label-width="0.6cm"/>
        <style:text-properties fo:color="#51247a" fo:font-size="100%"/>
      </text:list-level-style-number>
      <text:list-level-style-number text:level="6" style:num-format="">
        <style:list-level-properties text:space-before="6.6cm" text:min-label-width="0.6cm"/>
        <style:text-properties fo:color="#ffffff" fo:font-size="100%"/>
      </text:list-level-style-number>
      <text:list-level-style-number text:level="7" style:num-format="">
        <style:list-level-properties text:space-before="7.8cm" text:min-label-width="0.6cm"/>
        <style:text-properties fo:color="#000000" fo:font-size="100%"/>
      </text:list-level-style-number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6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261cm" text:min-label-width="0.271cm"/>
        <style:text-properties fo:font-family="Tahoma" style:font-family-generic="swiss" style:font-pitch="variable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51247a" fo:font-size="100%"/>
      </text:list-level-style-number>
      <text:list-level-style-number text:level="5" style:num-format="">
        <style:list-level-properties text:space-before="5.4cm" text:min-label-width="0.6cm"/>
        <style:text-properties fo:color="#51247a" fo:font-size="100%"/>
      </text:list-level-style-number>
      <text:list-level-style-number text:level="6" style:num-format="">
        <style:list-level-properties text:space-before="6.6cm" text:min-label-width="0.6cm"/>
        <style:text-properties fo:color="#ffffff" fo:font-size="100%"/>
      </text:list-level-style-number>
      <text:list-level-style-number text:level="7" style:num-format="">
        <style:list-level-properties text:space-before="7.8cm" text:min-label-width="0.6cm"/>
        <style:text-properties fo:color="#000000" fo:font-size="100%"/>
      </text:list-level-style-number>
      <text:list-level-style-bullet text:level="8" text:bullet-char="–">
        <style:list-level-properties text:space-before="0.264cm" text:min-label-width="0.264cm"/>
        <style:text-properties fo:font-family="'Arial Rounded MT'" style:font-pitch="variable" fo:color="#000000" fo:font-size="100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6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261cm" text:min-label-width="0.271cm"/>
        <style:text-properties fo:font-family="Tahoma" style:font-family-generic="swiss" style:font-pitch="variable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51247a" fo:font-size="100%"/>
      </text:list-level-style-number>
      <text:list-level-style-number text:level="5" style:num-format="">
        <style:list-level-properties text:space-before="5.4cm" text:min-label-width="0.6cm"/>
        <style:text-properties fo:color="#51247a" fo:font-size="100%"/>
      </text:list-level-style-number>
      <text:list-level-style-number text:level="6" style:num-format="">
        <style:list-level-properties text:space-before="6.6cm" text:min-label-width="0.6cm"/>
        <style:text-properties fo:color="#ffffff" fo:font-size="100%"/>
      </text:list-level-style-number>
      <text:list-level-style-number text:level="7" style:num-format="">
        <style:list-level-properties text:space-before="7.8cm" text:min-label-width="0.6cm"/>
        <style:text-properties fo:color="#000000" fo:font-size="100%"/>
      </text:list-level-style-number>
      <text:list-level-style-bullet text:level="8" text:bullet-char="–">
        <style:list-level-properties text:space-before="0.264cm" text:min-label-width="0.264cm"/>
        <style:text-properties fo:font-family="'Arial Rounded MT'" style:font-pitch="variable" fo:color="#000000" fo:font-size="100%"/>
      </text:list-level-style-bullet>
      <text:list-level-style-bullet text:level="9" text:bullet-char="•">
        <style:list-level-properties text:space-before="0.529cm" text:min-label-width="0.264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5124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6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261cm" text:min-label-width="0.271cm"/>
        <style:text-properties fo:font-family="Tahoma" style:font-family-generic="swiss" style:font-pitch="variable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962a8b" fo:font-size="100%"/>
      </text:list-level-style-number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6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261cm" text:min-label-width="0.271cm"/>
        <style:text-properties fo:font-family="Tahoma" style:font-family-generic="swiss" style:font-pitch="variable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962a8b" fo:font-size="100%"/>
      </text:list-level-style-number>
      <text:list-level-style-number text:level="5" style:num-format="">
        <style:list-level-properties text:space-before="5.4cm" text:min-label-width="0.6cm"/>
        <style:text-properties fo:color="#51247a" fo:font-size="100%"/>
      </text:list-level-style-number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min-label-width="0.261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261cm" text:min-label-width="0.271cm"/>
        <style:text-properties fo:font-family="Tahoma" style:font-family-generic="swiss" style:font-pitch="variable" fo:color="#000000" fo:font-size="100%"/>
      </text:list-level-style-bullet>
      <text:list-level-style-number text:level="4" style:num-format="">
        <style:list-level-properties text:space-before="4.2cm" text:min-label-width="0.6cm"/>
        <style:text-properties fo:color="#962a8b" fo:font-size="100%"/>
      </text:list-level-style-number>
      <text:list-level-style-number text:level="5" style:num-format="">
        <style:list-level-properties text:space-before="5.4cm" text:min-label-width="0.6cm"/>
        <style:text-properties fo:color="#51247a" fo:font-size="100%"/>
      </text:list-level-style-number>
      <text:list-level-style-number text:level="6" style:num-format="">
        <style:list-level-properties text:space-before="6.6cm" text:min-label-width="0.6cm"/>
        <style:text-properties fo:color="#ffffff" fo:font-size="100%"/>
      </text:list-level-style-number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loext:theme loext:name="University of Queensland">
        <loext:theme-colors loext:name="UQ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1247a"/>
          <loext:color loext:name="accent2" loext:color="#e62645"/>
          <loext:color loext:name="accent3" loext:color="#00a2c7"/>
          <loext:color loext:name="accent4" loext:color="#eb602b"/>
          <loext:color loext:name="accent5" loext:color="#4085c6"/>
          <loext:color loext:name="accent6" loext:color="#2ea836"/>
          <loext:color loext:name="hyperlink" loext:color="#51247a"/>
          <loext:color loext:name="followed-hyperlink" loext:color="#51247a"/>
        </loext:theme-colors>
      </loext:theme>
      <draw:frame draw:name="Content Placeholder 9" presentation:style-name="Mpr1" draw:text-style-name="MP8" draw:layer="backgroundobjects" svg:width="39.597cm" svg:height="22.815cm" svg:x="1.199cm" svg:y="3.971cm" presentation:class="outline" presentation:user-transformed="true">
        <draw:text-box>
          <text:p text:style-name="MP5"><text:span text:style-name="MT1">Edit Master text styles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  <text:p text:style-name="MP7"><text:span text:style-name="MT4">Sixth level</text:span></text:p>
          <text:p text:style-name="MP7"><text:span text:style-name="MT5">Seventh level</text:span></text:p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7"><text:span text:style-name="MT5">Eight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7"><text:span text:style-name="MT5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5" presentation:style-name="Mpr2" draw:text-style-name="MP10" draw:layer="backgroundobjects" svg:width="39.317cm" svg:height="3.058cm" svg:x="1.199cm" svg:y="2.648cm" presentation:class="outline" presentation:user-transformed="true">
        <draw:text-box>
          <text:p text:style-name="MP9"><text:span text:style-name="MT6">[References]</text:span></text:p>
        </draw:text-box>
      </draw:frame>
      <draw:frame draw:name="Footer Placeholder 26" presentation:style-name="Mpr3" draw:text-style-name="MP12" draw:layer="backgroundobjects" svg:width="14.173cm" svg:height="0.294cm" svg:x="1.481cm" svg:y="28.982cm" presentation:class="footer" presentation:user-transformed="true">
        <draw:text-box>
          <text:p text:style-name="MP11"><text:span text:style-name="MT7"><presentation:footer/></text:span></text:p>
        </draw:text-box>
      </draw:frame>
      <draw:frame draw:name="Title 1" presentation:style-name="Mpr4" draw:text-style-name="MP14" draw:layer="backgroundobjects" svg:width="39.457cm" svg:height="0.693cm" svg:x="1.199cm" svg:y="0.529cm" presentation:class="title" presentation:user-transformed="true">
        <draw:text-box>
          <text:p text:style-name="MP13"><text:span text:style-name="MT8">Click to </text:span><text:span text:style-name="MT8">edit </text:span><text:span text:style-name="MT8">Master </text:span><text:span text:style-name="MT8">title </text:span><text:span text:style-name="MT8">style</text:span></text:p>
        </draw:text-box>
      </draw:frame>
      <draw:frame draw:name="Text Placeholder 15" presentation:style-name="Mpr2" draw:text-style-name="MP16" draw:layer="backgroundobjects" svg:width="39.597cm" svg:height="4.092cm" svg:x="1.199cm" svg:y="2.064cm" presentation:class="outline" presentation:user-transformed="true">
        <draw:text-box>
          <text:p text:style-name="MP15"><text:span text:style-name="MT9">[Subtitle]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1_20_Poster_20_Grey" style:display-name="A1 Poster Grey" style:page-layout-name="PM1" draw:style-name="Mdp1">
      <loext:theme loext:name="University of Queensland">
        <loext:theme-colors loext:name="UQ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1247a"/>
          <loext:color loext:name="accent2" loext:color="#e62645"/>
          <loext:color loext:name="accent3" loext:color="#00a2c7"/>
          <loext:color loext:name="accent4" loext:color="#eb602b"/>
          <loext:color loext:name="accent5" loext:color="#4085c6"/>
          <loext:color loext:name="accent6" loext:color="#2ea836"/>
          <loext:color loext:name="hyperlink" loext:color="#51247a"/>
          <loext:color loext:name="followed-hyperlink" loext:color="#51247a"/>
        </loext:theme-colors>
      </loext:theme>
      <draw:frame draw:name="Text Placeholder 3" presentation:style-name="Mpr7" draw:text-style-name="MP18" draw:layer="backgroundobjects" svg:width="12.756cm" svg:height="1.363cm" svg:x="14.626cm" svg:y="25.405cm" presentation:class="outline" presentation:user-transformed="true">
        <draw:text-box>
          <text:p text:style-name="MP17"><text:span text:style-name="MT10">Figure 3: [Figure caption]</text:span></text:p>
        </draw:text-box>
      </draw:frame>
      <draw:frame draw:name="Text Placeholder 3" presentation:style-name="Mpr7" draw:text-style-name="MP18" draw:layer="backgroundobjects" svg:width="12.57cm" svg:height="1.53cm" svg:x="1.2cm" svg:y="15.957cm" presentation:class="outline" presentation:user-transformed="true">
        <draw:text-box>
          <text:p text:style-name="MP17"><text:span text:style-name="MT10">Figure 1: [Figure caption]</text:span></text:p>
        </draw:text-box>
      </draw:frame>
      <draw:frame draw:name="Content Placeholder 9" presentation:style-name="Mpr8" draw:text-style-name="MP19" draw:layer="backgroundobjects" svg:width="12.572cm" svg:height="8.355cm" svg:x="1.199cm" svg:y="18.431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  <text:p text:style-name="MP7"><text:span text:style-name="MT4">Sixth level</text:span></text:p>
        </draw:text-box>
      </draw:frame>
      <draw:frame draw:name="Text Placeholder 15" presentation:style-name="Mpr9" draw:text-style-name="MP10" draw:layer="backgroundobjects" svg:width="39.594cm" svg:height="3.058cm" svg:x="1.199cm" svg:y="2.648cm" presentation:class="outline" presentation:user-transformed="true">
        <draw:text-box>
          <text:p text:style-name="MP9"><text:span text:style-name="MT6">[References]</text:span></text:p>
        </draw:text-box>
      </draw:frame>
      <draw:frame draw:name="Title 1" presentation:style-name="Mpr10" draw:text-style-name="MP14" draw:layer="backgroundobjects" svg:width="39.594cm" svg:height="0.693cm" svg:x="1.199cm" svg:y="0.529cm" presentation:class="title" presentation:user-transformed="true">
        <draw:text-box>
          <text:p text:style-name="MP13"><text:span text:style-name="MT8">Click to edit Master title style</text:span></text:p>
        </draw:text-box>
      </draw:frame>
      <draw:frame draw:name="Text Placeholder 15" presentation:style-name="Mpr9" draw:text-style-name="MP16" draw:layer="backgroundobjects" svg:width="39.594cm" svg:height="4.092cm" svg:x="1.199cm" svg:y="2.064cm" presentation:class="outline" presentation:user-transformed="true">
        <draw:text-box>
          <text:p text:style-name="MP15"><text:span text:style-name="MT9">[Subtitle]</text:span></text:p>
        </draw:text-box>
      </draw:frame>
      <draw:frame draw:name="Text Placeholder 3" presentation:style-name="Mpr11" draw:text-style-name="MP21" draw:layer="backgroundobjects" svg:width="12.57cm" svg:height="4.569cm" svg:x="1.2cm" svg:y="17.894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Picture Placeholder 5" presentation:style-name="Mpr12" draw:text-style-name="MP23" draw:layer="backgroundobjects" svg:width="26.167cm" svg:height="8.364cm" svg:x="14.626cm" svg:y="3.971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Content Placeholder 9" presentation:style-name="Mpr8" draw:text-style-name="MP19" draw:layer="backgroundobjects" svg:width="12.572cm" svg:height="5.784cm" svg:x="1.199cm" svg:y="4.544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24"><text:span text:style-name="MT2">Fourth level</text:span></text:p>
          <text:p text:style-name="MP7"><text:span text:style-name="MT3">Fifth level</text:span></text:p>
        </draw:text-box>
      </draw:frame>
      <draw:frame draw:name="Text Placeholder 3" presentation:style-name="Mpr11" draw:text-style-name="MP21" draw:layer="backgroundobjects" svg:width="12.57cm" svg:height="4.569cm" svg:x="1.2cm" svg:y="4.006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Content Placeholder 9" presentation:style-name="Mpr8" draw:text-style-name="MP19" draw:layer="backgroundobjects" svg:width="12.758cm" svg:height="2.317cm" svg:x="14.626cm" svg:y="15.957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</draw:text-box>
      </draw:frame>
      <draw:frame draw:name="Text Placeholder 3" presentation:style-name="Mpr13" draw:text-style-name="MP25" draw:layer="backgroundobjects" svg:width="12.758cm" svg:height="4.569cm" svg:x="14.626cm" svg:y="14.27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Text Placeholder 3" presentation:style-name="Mpr14" draw:text-style-name="MP27" draw:layer="backgroundobjects" svg:width="12.758cm" svg:height="1.125cm" svg:x="14.626cm" svg:y="14.822cm" presentation:class="outline" presentation:user-transformed="true">
        <draw:text-box>
          <text:p text:style-name="MP26"><text:span text:style-name="MT4">[Feature text]</text:span></text:p>
        </draw:text-box>
      </draw:frame>
      <draw:frame draw:name="Content Placeholder 9" presentation:style-name="Mpr8" draw:text-style-name="MP19" draw:layer="backgroundobjects" svg:width="12.558cm" svg:height="4.255cm" svg:x="28.239cm" svg:y="15.397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</draw:text-box>
      </draw:frame>
      <draw:frame draw:name="Text Placeholder 3" presentation:style-name="Mpr14" draw:text-style-name="MP27" draw:layer="backgroundobjects" svg:width="12.558cm" svg:height="1.125cm" svg:x="28.239cm" svg:y="14.27cm" presentation:class="outline" presentation:user-transformed="true">
        <draw:text-box>
          <text:p text:style-name="MP26"><text:span text:style-name="MT4">[Feature text]</text:span></text:p>
        </draw:text-box>
      </draw:frame>
      <draw:frame draw:name="Picture Placeholder 5" presentation:style-name="Mpr12" draw:text-style-name="MP23" draw:layer="backgroundobjects" svg:width="12.572cm" svg:height="4.908cm" svg:x="1.199cm" svg:y="10.829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Picture Placeholder 5" presentation:style-name="Mpr12" draw:text-style-name="MP23" draw:layer="backgroundobjects" svg:width="12.758cm" svg:height="6.335cm" svg:x="14.626cm" svg:y="18.827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Content Placeholder 9" presentation:style-name="Mpr8" draw:text-style-name="MP19" draw:layer="backgroundobjects" svg:width="12.558cm" svg:height="5.963cm" svg:x="28.239cm" svg:y="20.823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  <text:p text:style-name="MP7"><text:span text:style-name="MT4">Sixth level</text:span></text:p>
        </draw:text-box>
      </draw:frame>
      <draw:frame draw:name="Text Placeholder 3" presentation:style-name="Mpr11" draw:text-style-name="MP21" draw:layer="backgroundobjects" svg:width="12.558cm" svg:height="4.569cm" svg:x="28.239cm" svg:y="20.286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Text Placeholder 3" presentation:style-name="Mpr7" draw:text-style-name="MP18" draw:layer="backgroundobjects" svg:width="26.167cm" svg:height="1.53cm" svg:x="14.626cm" svg:y="12.542cm" presentation:class="outline" presentation:user-transformed="true">
        <draw:text-box>
          <text:p text:style-name="MP17"><text:span text:style-name="MT10">Figure 2: [Figure caption]</text:span></text:p>
        </draw:text-box>
      </draw:frame>
      <draw:frame draw:name="Text Placeholder 3" presentation:style-name="Mpr7" draw:text-style-name="MP18" draw:layer="backgroundobjects" svg:width="12.759cm" svg:height="1.102cm" svg:x="14.626cm" svg:y="27.584cm" presentation:class="outline" presentation:user-transformed="true">
        <draw:text-box>
          <text:p text:style-name="MP17"><text:span text:style-name="MT13">[Acknowledgements text]</text:span></text:p>
        </draw:text-box>
      </draw:frame>
      <draw:connector draw:name="Straight Connector 39" draw:style-name="Mgr3" draw:text-style-name="MP28" draw:layer="backgroundobjects" draw:type="line" svg:x1="1.2cm" svg:y1="28.151cm" svg:x2="13.771cm" svg:y2="28.151cm" svg:d="M1200 28151h12571" svg:viewBox="0 0 12572 1">
        <text:p/>
      </draw:connector>
      <draw:frame draw:name="Text Placeholder 3" presentation:style-name="Mpr9" draw:text-style-name="MP8" draw:layer="backgroundobjects" svg:width="6.255cm" svg:height="17.587cm" svg:x="1.72cm" svg:y="27.278cm" presentation:class="outline" presentation:user-transformed="true">
        <draw:text-box>
          <text:p text:style-name="MP29"><text:span text:style-name="MT14">f.surname@uq.edu.au</text:span></text:p>
        </draw:text-box>
      </draw:frame>
      <draw:frame draw:name="Text Placeholder 3" presentation:style-name="Mpr9" draw:text-style-name="MP8" draw:layer="backgroundobjects" svg:width="6.255cm" svg:height="17.587cm" svg:x="1.72cm" svg:y="27.626cm" presentation:class="outline" presentation:user-transformed="true">
        <draw:text-box>
          <text:p text:style-name="MP29"><text:span text:style-name="MT14">Firstname Surname</text:span></text:p>
        </draw:text-box>
      </draw:frame>
      <draw:frame draw:name="Text Placeholder 3" presentation:style-name="Mpr9" draw:text-style-name="MP8" draw:layer="backgroundobjects" svg:width="5.174cm" svg:height="21.266cm" svg:x="8.597cm" svg:y="27.278cm" presentation:class="outline" presentation:user-transformed="true">
        <draw:text-box>
          <text:p text:style-name="MP29"><text:span text:style-name="MT14">@researcher</text:span></text:p>
        </draw:text-box>
      </draw:frame>
      <draw:frame draw:name="Picture 34" draw:style-name="Mgr4" draw:text-style-name="MP28" draw:layer="backgroundobjects" svg:width="4.687cm" svg:height="1.94cm" svg:x="36.11cm" svg:y="27.21cm">
        <draw:image xlink:href="Pictures/100000010000025A000000F904120AD2.png" xlink:type="simple" xlink:show="embed" xlink:actuate="onLoad" draw:mime-type="image/png">
          <text:p/>
        </draw:image>
        <svg:desc>A close up of a sign

Description automatically generated</svg:desc>
      </draw:frame>
      <presentation:notes style:page-layout-name="PM0">
        <draw:page-thumbnail presentation:style-name="A1_20_Poster_20_Grey-title" draw:layer="backgroundobjects" svg:width="0cm" svg:height="0cm" svg:x="0cm" svg:y="2.257cm" presentation:class="page"/>
        <draw:frame presentation:style-name="A1_20_Poster_20_Gre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1_20_Poster_20_Purple" style:display-name="A1 Poster Purple" style:page-layout-name="PM1" draw:style-name="Mdp1">
      <loext:theme loext:name="University of Queensland">
        <loext:theme-colors loext:name="UQ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1247a"/>
          <loext:color loext:name="accent2" loext:color="#e62645"/>
          <loext:color loext:name="accent3" loext:color="#00a2c7"/>
          <loext:color loext:name="accent4" loext:color="#eb602b"/>
          <loext:color loext:name="accent5" loext:color="#4085c6"/>
          <loext:color loext:name="accent6" loext:color="#2ea836"/>
          <loext:color loext:name="hyperlink" loext:color="#51247a"/>
          <loext:color loext:name="followed-hyperlink" loext:color="#51247a"/>
        </loext:theme-colors>
      </loext:theme>
      <draw:custom-shape draw:name="Rectangle 6" draw:style-name="Mgr5" draw:text-style-name="MP31" draw:layer="backgroundobjects" svg:width="41.506cm" svg:height="26.666cm" svg:x="0.209cm" svg:y="0.12cm">
        <text:p text:style-name="MP30"><text:span text:style-name="MT1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9" presentation:style-name="Mpr17" draw:text-style-name="MP32" draw:layer="backgroundobjects" svg:width="12.571cm" svg:height="5.382cm" svg:x="28.246cm" svg:y="14.27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16">Fourth level</text:span></text:p>
          <text:p text:style-name="MP7"><text:span text:style-name="MT3">Fifth level</text:span></text:p>
        </draw:text-box>
      </draw:frame>
      <draw:frame draw:name="Text Placeholder 3" presentation:style-name="Mpr18" draw:text-style-name="MP18" draw:layer="backgroundobjects" svg:width="12.785cm" svg:height="0.945cm" svg:x="14.624cm" svg:y="25.405cm" presentation:class="outline" presentation:user-transformed="true">
        <draw:text-box>
          <text:p text:style-name="MP17"><text:span text:style-name="MT17">Figure 3: [Figure caption]</text:span></text:p>
        </draw:text-box>
      </draw:frame>
      <draw:frame draw:name="Text Placeholder 3" presentation:style-name="Mpr18" draw:text-style-name="MP18" draw:layer="backgroundobjects" svg:width="12.569cm" svg:height="1.53cm" svg:x="1.2cm" svg:y="15.957cm" presentation:class="outline" presentation:user-transformed="true">
        <draw:text-box>
          <text:p text:style-name="MP17"><text:span text:style-name="MT17">Figure 1: [Figure caption]</text:span></text:p>
        </draw:text-box>
      </draw:frame>
      <draw:frame draw:name="Content Placeholder 9" presentation:style-name="Mpr19" draw:text-style-name="MP32" draw:layer="backgroundobjects" svg:width="12.571cm" svg:height="7.919cm" svg:x="1.199cm" svg:y="18.431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16">Fourth level</text:span></text:p>
          <text:p text:style-name="MP7"><text:span text:style-name="MT3">Fifth level</text:span></text:p>
          <text:p text:style-name="MP7"><text:span text:style-name="MT4">Sixth level</text:span></text:p>
        </draw:text-box>
      </draw:frame>
      <draw:frame draw:name="Text Placeholder 15" presentation:style-name="Mpr20" draw:text-style-name="MP10" draw:layer="backgroundobjects" svg:width="39.594cm" svg:height="3.058cm" svg:x="1.199cm" svg:y="2.648cm" presentation:class="outline" presentation:user-transformed="true">
        <draw:text-box>
          <text:p text:style-name="MP9"><text:span text:style-name="MT18">[References]</text:span></text:p>
        </draw:text-box>
      </draw:frame>
      <draw:frame draw:name="Title 1" presentation:style-name="Mpr21" draw:text-style-name="MP14" draw:layer="backgroundobjects" svg:width="39.594cm" svg:height="0.693cm" svg:x="1.199cm" svg:y="0.529cm" presentation:class="title" presentation:user-transformed="true">
        <draw:text-box>
          <text:p text:style-name="MP13"><text:span text:style-name="MT19">Click to edit Master title style</text:span></text:p>
        </draw:text-box>
      </draw:frame>
      <draw:frame draw:name="Text Placeholder 15" presentation:style-name="Mpr20" draw:text-style-name="MP16" draw:layer="backgroundobjects" svg:width="39.594cm" svg:height="4.092cm" svg:x="1.199cm" svg:y="2.064cm" presentation:class="outline" presentation:user-transformed="true">
        <draw:text-box>
          <text:p text:style-name="MP15"><text:span text:style-name="MT20">[Subtitle]</text:span></text:p>
        </draw:text-box>
      </draw:frame>
      <draw:frame draw:name="Text Placeholder 3" presentation:style-name="Mpr22" draw:text-style-name="MP21" draw:layer="backgroundobjects" svg:width="12.569cm" svg:height="4.569cm" svg:x="1.2cm" svg:y="17.894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Picture Placeholder 5" presentation:style-name="Mpr23" draw:text-style-name="MP23" draw:layer="backgroundobjects" svg:width="26.167cm" svg:height="8.364cm" svg:x="14.626cm" svg:y="3.971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Content Placeholder 9" presentation:style-name="Mpr19" draw:text-style-name="MP32" draw:layer="backgroundobjects" svg:width="12.571cm" svg:height="5.784cm" svg:x="1.199cm" svg:y="4.544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24"><text:span text:style-name="MT16">Fourth level</text:span></text:p>
          <text:p text:style-name="MP7"><text:span text:style-name="MT3">Fifth level</text:span></text:p>
        </draw:text-box>
      </draw:frame>
      <draw:frame draw:name="Text Placeholder 3" presentation:style-name="Mpr22" draw:text-style-name="MP21" draw:layer="backgroundobjects" svg:width="12.569cm" svg:height="4.569cm" svg:x="1.2cm" svg:y="4.006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Content Placeholder 9" presentation:style-name="Mpr24" draw:text-style-name="MP32" draw:layer="backgroundobjects" svg:width="12.785cm" svg:height="3.51cm" svg:x="14.626cm" svg:y="14.764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16">Fourth level</text:span></text:p>
          <text:p text:style-name="MP7"><text:span text:style-name="MT3">Fifth level</text:span></text:p>
        </draw:text-box>
      </draw:frame>
      <draw:frame draw:name="Text Placeholder 3" presentation:style-name="Mpr25" draw:text-style-name="MP25" draw:layer="backgroundobjects" svg:width="12.785cm" svg:height="4.569cm" svg:x="14.626cm" svg:y="14.27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Text Placeholder 3" presentation:style-name="Mpr26" draw:text-style-name="MP33" draw:layer="backgroundobjects" svg:width="12.33cm" svg:height="0.978cm" svg:x="14.814cm" svg:y="14.908cm" presentation:class="outline" presentation:user-transformed="true">
        <draw:text-box>
          <text:p text:style-name="MP26"><text:span text:style-name="MT21">[Feature text]</text:span></text:p>
        </draw:text-box>
      </draw:frame>
      <draw:frame draw:name="Picture Placeholder 5" presentation:style-name="Mpr23" draw:text-style-name="MP23" draw:layer="backgroundobjects" svg:width="12.571cm" svg:height="4.908cm" svg:x="1.199cm" svg:y="10.829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Picture Placeholder 5" presentation:style-name="Mpr23" draw:text-style-name="MP23" draw:layer="backgroundobjects" svg:width="12.785cm" svg:height="6.335cm" svg:x="14.626cm" svg:y="18.827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Content Placeholder 9" presentation:style-name="Mpr19" draw:text-style-name="MP32" draw:layer="backgroundobjects" svg:width="12.571cm" svg:height="5.527cm" svg:x="28.226cm" svg:y="20.823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16">Fourth level</text:span></text:p>
          <text:p text:style-name="MP7"><text:span text:style-name="MT3">Fifth level</text:span></text:p>
          <text:p text:style-name="MP7"><text:span text:style-name="MT4">Sixth level</text:span></text:p>
        </draw:text-box>
      </draw:frame>
      <draw:frame draw:name="Text Placeholder 3" presentation:style-name="Mpr22" draw:text-style-name="MP21" draw:layer="backgroundobjects" svg:width="12.571cm" svg:height="4.569cm" svg:x="28.226cm" svg:y="20.286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Text Placeholder 3" presentation:style-name="Mpr18" draw:text-style-name="MP18" draw:layer="backgroundobjects" svg:width="26.167cm" svg:height="1.53cm" svg:x="14.626cm" svg:y="12.542cm" presentation:class="outline" presentation:user-transformed="true">
        <draw:text-box>
          <text:p text:style-name="MP17"><text:span text:style-name="MT17">Figure 2: [Figure caption]</text:span></text:p>
        </draw:text-box>
      </draw:frame>
      <draw:frame draw:name="Text Placeholder 3" presentation:style-name="Mpr26" draw:text-style-name="MP33" draw:layer="backgroundobjects" svg:width="12.135cm" svg:height="0.978cm" svg:x="28.435cm" svg:y="14.355cm" presentation:class="outline" presentation:user-transformed="true">
        <draw:text-box>
          <text:p text:style-name="MP26"><text:span text:style-name="MT21">[Feature text]</text:span></text:p>
        </draw:text-box>
      </draw:frame>
      <draw:frame draw:name="Text Placeholder 3" presentation:style-name="Mpr18" draw:text-style-name="MP18" draw:layer="backgroundobjects" svg:width="12.759cm" svg:height="1.102cm" svg:x="14.626cm" svg:y="27.584cm" presentation:class="outline" presentation:user-transformed="true">
        <draw:text-box>
          <text:p text:style-name="MP17"><text:span text:style-name="MT13">[Acknowledgements text]</text:span></text:p>
        </draw:text-box>
      </draw:frame>
      <draw:connector draw:name="Straight Connector 35" draw:style-name="Mgr3" draw:text-style-name="MP28" draw:layer="backgroundobjects" draw:type="line" svg:x1="1.2cm" svg:y1="28.151cm" svg:x2="13.771cm" svg:y2="28.151cm" svg:d="M1200 28151h12571" svg:viewBox="0 0 12572 1">
        <text:p/>
      </draw:connector>
      <draw:frame draw:name="Text Placeholder 3" presentation:style-name="Mpr20" draw:text-style-name="MP8" draw:layer="backgroundobjects" svg:width="6.255cm" svg:height="17.587cm" svg:x="1.72cm" svg:y="27.278cm" presentation:class="outline" presentation:user-transformed="true">
        <draw:text-box>
          <text:p text:style-name="MP29"><text:span text:style-name="MT14">f.surname@uq.edu.au</text:span></text:p>
        </draw:text-box>
      </draw:frame>
      <draw:frame draw:name="Text Placeholder 3" presentation:style-name="Mpr20" draw:text-style-name="MP8" draw:layer="backgroundobjects" svg:width="6.255cm" svg:height="17.587cm" svg:x="1.72cm" svg:y="27.626cm" presentation:class="outline" presentation:user-transformed="true">
        <draw:text-box>
          <text:p text:style-name="MP29"><text:span text:style-name="MT14">Firstname Surname</text:span></text:p>
        </draw:text-box>
      </draw:frame>
      <draw:frame draw:name="Text Placeholder 3" presentation:style-name="Mpr20" draw:text-style-name="MP8" draw:layer="backgroundobjects" svg:width="5.174cm" svg:height="21.266cm" svg:x="8.597cm" svg:y="27.278cm" presentation:class="outline" presentation:user-transformed="true">
        <draw:text-box>
          <text:p text:style-name="MP29"><text:span text:style-name="MT14">@researcher</text:span></text:p>
        </draw:text-box>
      </draw:frame>
      <draw:frame draw:name="Picture 45" draw:style-name="Mgr4" draw:text-style-name="MP28" draw:layer="backgroundobjects" svg:width="4.687cm" svg:height="1.94cm" svg:x="36.11cm" svg:y="27.21cm">
        <draw:image xlink:href="Pictures/100000010000025A000000F904120AD2.png" xlink:type="simple" xlink:show="embed" xlink:actuate="onLoad" draw:mime-type="image/png">
          <text:p/>
        </draw:image>
        <svg:desc>A close up of a sign

Description automatically generated</svg:desc>
      </draw:frame>
      <presentation:notes style:page-layout-name="PM0">
        <draw:page-thumbnail presentation:style-name="A1_20_Poster_20_Purple-title" draw:layer="backgroundobjects" svg:width="0cm" svg:height="0cm" svg:x="0cm" svg:y="2.257cm" presentation:class="page"/>
        <draw:frame presentation:style-name="A1_20_Poster_20_Purple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1_20_Poster_20_Purple_20_Header" style:display-name="A1 Poster Purple Header" style:page-layout-name="PM1" draw:style-name="Mdp1">
      <loext:theme loext:name="University of Queensland">
        <loext:theme-colors loext:name="UQ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1247a"/>
          <loext:color loext:name="accent2" loext:color="#e62645"/>
          <loext:color loext:name="accent3" loext:color="#00a2c7"/>
          <loext:color loext:name="accent4" loext:color="#eb602b"/>
          <loext:color loext:name="accent5" loext:color="#4085c6"/>
          <loext:color loext:name="accent6" loext:color="#2ea836"/>
          <loext:color loext:name="hyperlink" loext:color="#51247a"/>
          <loext:color loext:name="followed-hyperlink" loext:color="#51247a"/>
        </loext:theme-colors>
      </loext:theme>
      <draw:custom-shape draw:name="Rectangle 38" draw:style-name="Mgr6" draw:text-style-name="MP34" draw:layer="backgroundobjects" svg:width="41.506cm" svg:height="3.674cm" svg:x="0.209cm" svg:y="0.12cm">
        <text:p text:style-name="MP30"><text:span text:style-name="MT1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3" presentation:style-name="Mpr29" draw:text-style-name="MP18" draw:layer="backgroundobjects" svg:width="12.753cm" svg:height="1.341cm" svg:x="14.626cm" svg:y="25.405cm" presentation:class="outline" presentation:user-transformed="true">
        <draw:text-box>
          <text:p text:style-name="MP17"><text:span text:style-name="MT13">Figure 3: [Figure caption]</text:span></text:p>
        </draw:text-box>
      </draw:frame>
      <draw:frame draw:name="Text Placeholder 3" presentation:style-name="Mpr29" draw:text-style-name="MP18" draw:layer="backgroundobjects" svg:width="12.568cm" svg:height="1.53cm" svg:x="1.2cm" svg:y="15.957cm" presentation:class="outline" presentation:user-transformed="true">
        <draw:text-box>
          <text:p text:style-name="MP17"><text:span text:style-name="MT13">Figure 1: [Figure caption]</text:span></text:p>
        </draw:text-box>
      </draw:frame>
      <draw:frame draw:name="Content Placeholder 9" presentation:style-name="Mpr30" draw:text-style-name="MP8" draw:layer="backgroundobjects" svg:width="12.57cm" svg:height="8.316cm" svg:x="1.199cm" svg:y="18.431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  <text:p text:style-name="MP7"><text:span text:style-name="MT4">Sixth level</text:span></text:p>
        </draw:text-box>
      </draw:frame>
      <draw:frame draw:name="Text Placeholder 15" presentation:style-name="Mpr31" draw:text-style-name="MP10" draw:layer="backgroundobjects" svg:width="39.594cm" svg:height="3.058cm" svg:x="1.199cm" svg:y="2.648cm" presentation:class="outline" presentation:user-transformed="true">
        <draw:text-box>
          <text:p text:style-name="MP9"><text:span text:style-name="MT18">[References]</text:span></text:p>
        </draw:text-box>
      </draw:frame>
      <draw:frame draw:name="Title 1" presentation:style-name="Mpr32" draw:text-style-name="MP14" draw:layer="backgroundobjects" svg:width="39.594cm" svg:height="0.693cm" svg:x="1.199cm" svg:y="0.529cm" presentation:class="title" presentation:user-transformed="true">
        <draw:text-box>
          <text:p text:style-name="MP13"><text:span text:style-name="MT19">Click to edit Master title style</text:span></text:p>
        </draw:text-box>
      </draw:frame>
      <draw:frame draw:name="Text Placeholder 15" presentation:style-name="Mpr31" draw:text-style-name="MP16" draw:layer="backgroundobjects" svg:width="39.594cm" svg:height="4.092cm" svg:x="1.199cm" svg:y="2.064cm" presentation:class="outline" presentation:user-transformed="true">
        <draw:text-box>
          <text:p text:style-name="MP15"><text:span text:style-name="MT20">[Subtitle]</text:span></text:p>
        </draw:text-box>
      </draw:frame>
      <draw:frame draw:name="Text Placeholder 3" presentation:style-name="Mpr33" draw:text-style-name="MP35" draw:layer="backgroundobjects" svg:width="12.568cm" svg:height="4.211cm" svg:x="1.2cm" svg:y="17.894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Picture Placeholder 5" presentation:style-name="Mpr34" draw:text-style-name="MP23" draw:layer="backgroundobjects" svg:width="26.167cm" svg:height="8.364cm" svg:x="14.626cm" svg:y="3.971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Content Placeholder 9" presentation:style-name="Mpr30" draw:text-style-name="MP8" draw:layer="backgroundobjects" svg:width="12.57cm" svg:height="5.784cm" svg:x="1.199cm" svg:y="4.544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24"><text:span text:style-name="MT2">Fourth level</text:span></text:p>
          <text:p text:style-name="MP7"><text:span text:style-name="MT3">Fifth level</text:span></text:p>
        </draw:text-box>
      </draw:frame>
      <draw:frame draw:name="Text Placeholder 3" presentation:style-name="Mpr33" draw:text-style-name="MP35" draw:layer="backgroundobjects" svg:width="12.568cm" svg:height="4.211cm" svg:x="1.2cm" svg:y="4.006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Content Placeholder 9" presentation:style-name="Mpr30" draw:text-style-name="MP8" draw:layer="backgroundobjects" svg:width="12.755cm" svg:height="2.317cm" svg:x="14.626cm" svg:y="15.957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</draw:text-box>
      </draw:frame>
      <draw:frame draw:name="Text Placeholder 3" presentation:style-name="Mpr33" draw:text-style-name="MP35" draw:layer="backgroundobjects" svg:width="12.755cm" svg:height="4.211cm" svg:x="14.626cm" svg:y="14.27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Text Placeholder 3" presentation:style-name="Mpr35" draw:text-style-name="MP36" draw:layer="backgroundobjects" svg:width="12.755cm" svg:height="1.125cm" svg:x="14.626cm" svg:y="14.822cm" presentation:class="outline" presentation:user-transformed="true">
        <draw:text-box>
          <text:p text:style-name="MP26"><text:span text:style-name="MT4">[Feature text]</text:span></text:p>
        </draw:text-box>
      </draw:frame>
      <draw:frame draw:name="Content Placeholder 9" presentation:style-name="Mpr30" draw:text-style-name="MP8" draw:layer="backgroundobjects" svg:width="12.559cm" svg:height="3.704cm" svg:x="28.238cm" svg:y="15.948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</draw:text-box>
      </draw:frame>
      <draw:frame draw:name="Picture Placeholder 5" presentation:style-name="Mpr34" draw:text-style-name="MP23" draw:layer="backgroundobjects" svg:width="12.57cm" svg:height="4.908cm" svg:x="1.199cm" svg:y="10.829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Picture Placeholder 5" presentation:style-name="Mpr34" draw:text-style-name="MP23" draw:layer="backgroundobjects" svg:width="12.755cm" svg:height="6.335cm" svg:x="14.626cm" svg:y="18.827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Content Placeholder 9" presentation:style-name="Mpr30" draw:text-style-name="MP8" draw:layer="backgroundobjects" svg:width="12.559cm" svg:height="5.924cm" svg:x="28.238cm" svg:y="20.823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  <text:p text:style-name="MP7"><text:span text:style-name="MT4">Sixth level</text:span></text:p>
        </draw:text-box>
      </draw:frame>
      <draw:frame draw:name="Text Placeholder 3" presentation:style-name="Mpr33" draw:text-style-name="MP35" draw:layer="backgroundobjects" svg:width="12.559cm" svg:height="4.211cm" svg:x="28.238cm" svg:y="20.286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Text Placeholder 3" presentation:style-name="Mpr29" draw:text-style-name="MP18" draw:layer="backgroundobjects" svg:width="26.167cm" svg:height="1.53cm" svg:x="14.626cm" svg:y="12.542cm" presentation:class="outline" presentation:user-transformed="true">
        <draw:text-box>
          <text:p text:style-name="MP17"><text:span text:style-name="MT13">Figure 2: [Figure caption]</text:span></text:p>
        </draw:text-box>
      </draw:frame>
      <draw:frame draw:name="Text Placeholder 3" presentation:style-name="Mpr33" draw:text-style-name="MP35" draw:layer="backgroundobjects" svg:width="12.559cm" svg:height="4.211cm" svg:x="28.233cm" svg:y="14.27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Text Placeholder 3" presentation:style-name="Mpr35" draw:text-style-name="MP36" draw:layer="backgroundobjects" svg:width="12.559cm" svg:height="1.125cm" svg:x="28.233cm" svg:y="14.822cm" presentation:class="outline" presentation:user-transformed="true">
        <draw:text-box>
          <text:p text:style-name="MP26"><text:span text:style-name="MT4">[Feature text]</text:span></text:p>
        </draw:text-box>
      </draw:frame>
      <draw:frame draw:name="Picture 33" draw:style-name="Mgr4" draw:text-style-name="MP28" draw:layer="backgroundobjects" svg:width="4.687cm" svg:height="1.94cm" svg:x="36.11cm" svg:y="27.21cm">
        <draw:image xlink:href="Pictures/100000010000025A000000F904120AD2.png" xlink:type="simple" xlink:show="embed" xlink:actuate="onLoad" draw:mime-type="image/png">
          <text:p/>
        </draw:image>
        <svg:desc>A close up of a sign

Description automatically generated</svg:desc>
      </draw:frame>
      <draw:frame draw:name="Text Placeholder 3" presentation:style-name="Mpr29" draw:text-style-name="MP18" draw:layer="backgroundobjects" svg:width="12.759cm" svg:height="1.102cm" svg:x="14.626cm" svg:y="27.584cm" presentation:class="outline" presentation:user-transformed="true">
        <draw:text-box>
          <text:p text:style-name="MP17"><text:span text:style-name="MT13">[Acknowledgements text]</text:span></text:p>
        </draw:text-box>
      </draw:frame>
      <draw:connector draw:name="Straight Connector 35" draw:style-name="Mgr3" draw:text-style-name="MP28" draw:layer="backgroundobjects" draw:type="line" svg:x1="1.2cm" svg:y1="28.151cm" svg:x2="13.771cm" svg:y2="28.151cm" svg:d="M1200 28151h12571" svg:viewBox="0 0 12572 1">
        <text:p/>
      </draw:connector>
      <draw:frame draw:name="Text Placeholder 3" presentation:style-name="Mpr31" draw:text-style-name="MP8" draw:layer="backgroundobjects" svg:width="6.255cm" svg:height="17.587cm" svg:x="1.72cm" svg:y="27.278cm" presentation:class="outline" presentation:user-transformed="true">
        <draw:text-box>
          <text:p text:style-name="MP29"><text:span text:style-name="MT14">f.surname@uq.edu.au</text:span></text:p>
        </draw:text-box>
      </draw:frame>
      <draw:frame draw:name="Text Placeholder 3" presentation:style-name="Mpr31" draw:text-style-name="MP8" draw:layer="backgroundobjects" svg:width="6.255cm" svg:height="17.587cm" svg:x="1.72cm" svg:y="27.626cm" presentation:class="outline" presentation:user-transformed="true">
        <draw:text-box>
          <text:p text:style-name="MP29"><text:span text:style-name="MT14">Firstname Surname</text:span></text:p>
        </draw:text-box>
      </draw:frame>
      <draw:frame draw:name="Text Placeholder 3" presentation:style-name="Mpr31" draw:text-style-name="MP8" draw:layer="backgroundobjects" svg:width="5.174cm" svg:height="21.266cm" svg:x="8.597cm" svg:y="27.278cm" presentation:class="outline" presentation:user-transformed="true">
        <draw:text-box>
          <text:p text:style-name="MP29"><text:span text:style-name="MT14">@researcher</text:span></text:p>
        </draw:text-box>
      </draw:frame>
      <presentation:notes style:page-layout-name="PM0">
        <draw:page-thumbnail presentation:style-name="A1_20_Poster_20_Purple_20_Header-title" draw:layer="backgroundobjects" svg:width="0cm" svg:height="0cm" svg:x="0cm" svg:y="2.257cm" presentation:class="page"/>
        <draw:frame presentation:style-name="A1_20_Poster_20_Purple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1_20_Poster_20_Purple_20_Header_20_Footer" style:display-name="A1 Poster Purple Header Footer" style:page-layout-name="PM1" draw:style-name="Mdp1">
      <loext:theme loext:name="University of Queensland">
        <loext:theme-colors loext:name="UQ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1247a"/>
          <loext:color loext:name="accent2" loext:color="#e62645"/>
          <loext:color loext:name="accent3" loext:color="#00a2c7"/>
          <loext:color loext:name="accent4" loext:color="#eb602b"/>
          <loext:color loext:name="accent5" loext:color="#4085c6"/>
          <loext:color loext:name="accent6" loext:color="#2ea836"/>
          <loext:color loext:name="hyperlink" loext:color="#51247a"/>
          <loext:color loext:name="followed-hyperlink" loext:color="#51247a"/>
        </loext:theme-colors>
      </loext:theme>
      <draw:custom-shape draw:name="Rectangle 38" draw:style-name="Mgr7" draw:text-style-name="MP37" draw:layer="backgroundobjects" svg:width="41.506cm" svg:height="2.793cm" svg:x="0.244cm" svg:y="26.787cm">
        <text:p text:style-name="MP30"><text:span text:style-name="MT15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phic 11" draw:style-name="Mgr4" draw:text-style-name="MP28" draw:layer="backgroundobjects" svg:width="4.572cm" svg:height="1.826cm" svg:x="36.172cm" svg:y="27.252cm">
        <draw:image xlink:href="Pictures/10004E76000025F300000F34E7B787ED.svg" xlink:type="simple" xlink:show="embed" xlink:actuate="onLoad" draw:mime-type="image/svg+xml">
          <text:p/>
        </draw:image>
        <draw:image xlink:href="Pictures/100000010000016F0000009356FA49EF.png" xlink:type="simple" xlink:show="embed" xlink:actuate="onLoad" draw:mime-type="image/png"/>
      </draw:frame>
      <draw:frame draw:name="Text Placeholder 3" presentation:style-name="Mpr38" draw:text-style-name="MP18" draw:layer="backgroundobjects" svg:width="12.751cm" svg:height="0.948cm" svg:x="14.626cm" svg:y="25.405cm" presentation:class="outline" presentation:user-transformed="true">
        <draw:text-box>
          <text:p text:style-name="MP17"><text:span text:style-name="MT13">Figure 3: [Figure caption]</text:span></text:p>
        </draw:text-box>
      </draw:frame>
      <draw:frame draw:name="Text Placeholder 3" presentation:style-name="Mpr38" draw:text-style-name="MP18" draw:layer="backgroundobjects" svg:width="12.569cm" svg:height="1.53cm" svg:x="1.2cm" svg:y="15.957cm" presentation:class="outline" presentation:user-transformed="true">
        <draw:text-box>
          <text:p text:style-name="MP17"><text:span text:style-name="MT13">Figure 1: [Figure caption]</text:span></text:p>
        </draw:text-box>
      </draw:frame>
      <draw:frame draw:name="Content Placeholder 9" presentation:style-name="Mpr39" draw:text-style-name="MP8" draw:layer="backgroundobjects" svg:width="12.571cm" svg:height="7.922cm" svg:x="1.199cm" svg:y="18.431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  <text:p text:style-name="MP7"><text:span text:style-name="MT4">Sixth level</text:span></text:p>
        </draw:text-box>
      </draw:frame>
      <draw:frame draw:name="Text Placeholder 15" presentation:style-name="Mpr40" draw:text-style-name="MP10" draw:layer="backgroundobjects" svg:width="39.594cm" svg:height="3.058cm" svg:x="1.199cm" svg:y="2.648cm" presentation:class="outline" presentation:user-transformed="true">
        <draw:text-box>
          <text:p text:style-name="MP9"><text:span text:style-name="MT18">[References]</text:span></text:p>
        </draw:text-box>
      </draw:frame>
      <draw:frame draw:name="Title 1" presentation:style-name="Mpr41" draw:text-style-name="MP14" draw:layer="backgroundobjects" svg:width="39.594cm" svg:height="0.693cm" svg:x="1.199cm" svg:y="0.529cm" presentation:class="title" presentation:user-transformed="true">
        <draw:text-box>
          <text:p text:style-name="MP13"><text:span text:style-name="MT19">Click to edit Master title style</text:span></text:p>
        </draw:text-box>
      </draw:frame>
      <draw:frame draw:name="Text Placeholder 15" presentation:style-name="Mpr40" draw:text-style-name="MP16" draw:layer="backgroundobjects" svg:width="39.594cm" svg:height="4.092cm" svg:x="1.199cm" svg:y="2.064cm" presentation:class="outline" presentation:user-transformed="true">
        <draw:text-box>
          <text:p text:style-name="MP15"><text:span text:style-name="MT20">[Subtitle]</text:span></text:p>
        </draw:text-box>
      </draw:frame>
      <draw:frame draw:name="Text Placeholder 3" presentation:style-name="Mpr42" draw:text-style-name="MP35" draw:layer="backgroundobjects" svg:width="12.569cm" svg:height="4.211cm" svg:x="1.2cm" svg:y="17.894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Picture Placeholder 5" presentation:style-name="Mpr43" draw:text-style-name="MP23" draw:layer="backgroundobjects" svg:width="26.166cm" svg:height="8.364cm" svg:x="14.626cm" svg:y="3.971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Content Placeholder 9" presentation:style-name="Mpr39" draw:text-style-name="MP8" draw:layer="backgroundobjects" svg:width="12.571cm" svg:height="5.784cm" svg:x="1.199cm" svg:y="4.544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24"><text:span text:style-name="MT2">Fourth level</text:span></text:p>
          <text:p text:style-name="MP7"><text:span text:style-name="MT3">Fifth level</text:span></text:p>
        </draw:text-box>
      </draw:frame>
      <draw:frame draw:name="Text Placeholder 3" presentation:style-name="Mpr42" draw:text-style-name="MP35" draw:layer="backgroundobjects" svg:width="12.569cm" svg:height="4.211cm" svg:x="1.2cm" svg:y="4.006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Content Placeholder 9" presentation:style-name="Mpr39" draw:text-style-name="MP8" draw:layer="backgroundobjects" svg:width="12.753cm" svg:height="2.317cm" svg:x="14.626cm" svg:y="15.957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</draw:text-box>
      </draw:frame>
      <draw:frame draw:name="Text Placeholder 3" presentation:style-name="Mpr42" draw:text-style-name="MP35" draw:layer="backgroundobjects" svg:width="12.753cm" svg:height="4.211cm" svg:x="14.626cm" svg:y="14.27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Text Placeholder 3" presentation:style-name="Mpr44" draw:text-style-name="MP27" draw:layer="backgroundobjects" svg:width="12.753cm" svg:height="1.125cm" svg:x="14.626cm" svg:y="14.822cm" presentation:class="outline" presentation:user-transformed="true">
        <draw:text-box>
          <text:p text:style-name="MP26"><text:span text:style-name="MT4">[Feature text]</text:span></text:p>
        </draw:text-box>
      </draw:frame>
      <draw:frame draw:name="Picture Placeholder 5" presentation:style-name="Mpr43" draw:text-style-name="MP23" draw:layer="backgroundobjects" svg:width="12.571cm" svg:height="4.908cm" svg:x="1.199cm" svg:y="10.829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Picture Placeholder 5" presentation:style-name="Mpr43" draw:text-style-name="MP23" draw:layer="backgroundobjects" svg:width="12.753cm" svg:height="6.335cm" svg:x="14.626cm" svg:y="18.827cm" presentation:class="outline" presentation:user-transformed="true">
        <draw:text-box>
          <text:p text:style-name="MP22"><text:span text:style-name="MT12">Click icon to insert pic</text:span><text:span text:style-name="MT12"><text:line-break/></text:span><text:span text:style-name="MT12"><text:line-break/></text:span><text:span text:style-name="MT12"><text:line-break/></text:span><text:span text:style-name="MT12"/></text:p>
        </draw:text-box>
      </draw:frame>
      <draw:frame draw:name="Content Placeholder 9" presentation:style-name="Mpr39" draw:text-style-name="MP8" draw:layer="backgroundobjects" svg:width="12.562cm" svg:height="5.53cm" svg:x="28.235cm" svg:y="20.823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  <text:p text:style-name="MP7"><text:span text:style-name="MT4">Sixth level</text:span></text:p>
        </draw:text-box>
      </draw:frame>
      <draw:frame draw:name="Text Placeholder 3" presentation:style-name="Mpr42" draw:text-style-name="MP35" draw:layer="backgroundobjects" svg:width="12.562cm" svg:height="4.211cm" svg:x="28.235cm" svg:y="20.286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Text Placeholder 3" presentation:style-name="Mpr38" draw:text-style-name="MP18" draw:layer="backgroundobjects" svg:width="26.166cm" svg:height="1.53cm" svg:x="14.626cm" svg:y="12.542cm" presentation:class="outline" presentation:user-transformed="true">
        <draw:text-box>
          <text:p text:style-name="MP17"><text:span text:style-name="MT13">Figure 2: [Figure caption]</text:span></text:p>
        </draw:text-box>
      </draw:frame>
      <draw:frame draw:name="Content Placeholder 9" presentation:style-name="Mpr39" draw:text-style-name="MP8" draw:layer="backgroundobjects" svg:width="12.562cm" svg:height="3.704cm" svg:x="28.235cm" svg:y="15.948cm" presentation:class="outline" presentation:user-transformed="true">
        <draw:text-box>
          <text:p text:style-name="MP5"><text:span text:style-name="MT1">[Enter text/content]</text:span></text:p>
          <text:list text:style-name="ML3">
            <text:list-item>
              <text:list>
                <text:list-item>
                  <text:p text:style-name="MP5"><text:span text:style-name="MT1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5"><text:span text:style-name="MT1">Third level</text:span></text:p>
                    </text:list-item>
                  </text:list>
                </text:list-item>
              </text:list>
            </text:list-item>
          </text:list>
          <text:p text:style-name="MP6"><text:span text:style-name="MT2">Fourth level</text:span></text:p>
          <text:p text:style-name="MP7"><text:span text:style-name="MT3">Fifth level</text:span></text:p>
        </draw:text-box>
      </draw:frame>
      <draw:frame draw:name="Text Placeholder 3" presentation:style-name="Mpr42" draw:text-style-name="MP35" draw:layer="backgroundobjects" svg:width="12.562cm" svg:height="4.211cm" svg:x="28.23cm" svg:y="14.27cm" presentation:class="outline" presentation:user-transformed="true">
        <draw:text-box>
          <text:p text:style-name="MP20"><text:span text:style-name="MT11">[Heading text]</text:span></text:p>
        </draw:text-box>
      </draw:frame>
      <draw:frame draw:name="Text Placeholder 3" presentation:style-name="Mpr45" draw:text-style-name="MP36" draw:layer="backgroundobjects" svg:width="12.562cm" svg:height="1.125cm" svg:x="28.23cm" svg:y="14.822cm" presentation:class="outline" presentation:user-transformed="true">
        <draw:text-box>
          <text:p text:style-name="MP26"><text:span text:style-name="MT4">[Feature text]</text:span></text:p>
        </draw:text-box>
      </draw:frame>
      <draw:frame draw:name="Text Placeholder 3" presentation:style-name="Mpr38" draw:text-style-name="MP18" draw:layer="backgroundobjects" svg:width="12.759cm" svg:height="1.102cm" svg:x="14.626cm" svg:y="27.584cm" presentation:class="outline" presentation:user-transformed="true">
        <draw:text-box>
          <text:p text:style-name="MP17"><text:span text:style-name="MT17">[Acknowledgements text]</text:span></text:p>
        </draw:text-box>
      </draw:frame>
      <draw:connector draw:name="Straight Connector 34" draw:style-name="Mgr8" draw:text-style-name="MP28" draw:layer="backgroundobjects" draw:type="line" svg:x1="1.2cm" svg:y1="28.151cm" svg:x2="13.771cm" svg:y2="28.151cm" svg:d="M1200 28151h12571" svg:viewBox="0 0 12572 1">
        <text:p/>
      </draw:connector>
      <draw:frame draw:name="Text Placeholder 3" presentation:style-name="Mpr40" draw:text-style-name="MP8" draw:layer="backgroundobjects" svg:width="6.255cm" svg:height="17.587cm" svg:x="1.72cm" svg:y="27.278cm" presentation:class="outline" presentation:user-transformed="true">
        <draw:text-box>
          <text:p text:style-name="MP29"><text:span text:style-name="MT22">f.surname@uq.edu.au</text:span></text:p>
        </draw:text-box>
      </draw:frame>
      <draw:frame draw:name="Text Placeholder 3" presentation:style-name="Mpr40" draw:text-style-name="MP8" draw:layer="backgroundobjects" svg:width="6.255cm" svg:height="17.587cm" svg:x="1.72cm" svg:y="27.626cm" presentation:class="outline" presentation:user-transformed="true">
        <draw:text-box>
          <text:p text:style-name="MP29"><text:span text:style-name="MT22">Firstname Surname</text:span></text:p>
        </draw:text-box>
      </draw:frame>
      <draw:frame draw:name="Text Placeholder 3" presentation:style-name="Mpr40" draw:text-style-name="MP8" draw:layer="backgroundobjects" svg:width="5.174cm" svg:height="21.266cm" svg:x="8.597cm" svg:y="27.278cm" presentation:class="outline" presentation:user-transformed="true">
        <draw:text-box>
          <text:p text:style-name="MP29"><text:span text:style-name="MT22">@researcher</text:span></text:p>
        </draw:text-box>
      </draw:frame>
      <presentation:notes style:page-layout-name="PM0">
        <draw:page-thumbnail presentation:style-name="A1_20_Poster_20_Purple_20_Header_20_Footer-title" draw:layer="backgroundobjects" svg:width="0cm" svg:height="0cm" svg:x="0cm" svg:y="2.257cm" presentation:class="page"/>
        <draw:frame presentation:style-name="A1_20_Poster_20_Purple_20_Header_20_Footer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owerPoint Presentation</dc:title>
    <meta:initial-creator>Rebekah</meta:initial-creator>
    <meta:editing-cycles>63</meta:editing-cycles>
    <meta:creation-date>2018-09-28T01:38:30</meta:creation-date>
    <dc:date>2025-05-04T02:43:05.696949552</dc:date>
    <meta:editing-duration>P1DT8H3M2S</meta:editing-duration>
    <meta:generator>LibreOffice/25.2.3.2$Linux_X86_64 LibreOffice_project/520$Build-2</meta:generator>
    <meta:document-statistic meta:object-count="184"/>
    <meta:user-defined meta:name="AppVersion">16.0000</meta:user-defined>
    <meta:user-defined meta:name="HiddenSlides" meta:value-type="float">2</meta:user-defined>
    <meta:user-defined meta:name="MSIP_Label_0f488380-630a-4f55-a077-a19445e3f360_ActionId">7bf8f219-779c-4a26-b3eb-1785cff28eda</meta:user-defined>
    <meta:user-defined meta:name="MSIP_Label_0f488380-630a-4f55-a077-a19445e3f360_ContentBits">0</meta:user-defined>
    <meta:user-defined meta:name="MSIP_Label_0f488380-630a-4f55-a077-a19445e3f360_Enabled" meta:value-type="string">true</meta:user-defined>
    <meta:user-defined meta:name="MSIP_Label_0f488380-630a-4f55-a077-a19445e3f360_Method" meta:value-type="string">Standard</meta:user-defined>
    <meta:user-defined meta:name="MSIP_Label_0f488380-630a-4f55-a077-a19445e3f360_Name" meta:value-type="string">OFFICIAL - INTERNAL</meta:user-defined>
    <meta:user-defined meta:name="MSIP_Label_0f488380-630a-4f55-a077-a19445e3f360_SetDate" meta:value-type="string">2022-11-18T07:02:36Z</meta:user-defined>
    <meta:user-defined meta:name="MSIP_Label_0f488380-630a-4f55-a077-a19445e3f360_SiteId" meta:value-type="string">b6e377cf-9db3-46cb-91a2-fad9605bb15c</meta:user-defined>
    <meta:user-defined meta:name="PresentationFormat" meta:value-type="string">Custom</meta:user-defined>
    <meta:user-defined meta:name="Slides" meta:value-type="float">5</meta:user-defined>
    <meta:template xlink:type="simple" xlink:actuate="onRequest" xlink:title="UQ PowerPoint Template v4" xlink:href=""/>
  </office:meta>
</office:document-meta>
</file>